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25300000349D01AB757.png" manifest:media-type=""/>
  <manifest:file-entry manifest:full-path="Pictures/10009C940000522400007420A958C145.svg" manifest:media-type=""/>
  <manifest:file-entry manifest:full-path="Pictures/100002010000025300000349F5E5D7C0.png" manifest:media-type=""/>
  <manifest:file-entry manifest:full-path="Pictures/100002010000025300000349C941F813.png" manifest:media-type=""/>
  <manifest:file-entry manifest:full-path="Pictures/1001F2ED0000520800007404ABCD5AB6.svg" manifest:media-type=""/>
  <manifest:file-entry manifest:full-path="Pictures/10000201000002C3000002C328264863.png" manifest:media-type=""/>
  <manifest:file-entry manifest:full-path="Pictures/10000201000000440000005FE903FB42.png" manifest:media-type=""/>
  <manifest:file-entry manifest:full-path="Pictures/1000020100000253000003498DFA955A.png" manifest:media-type=""/>
  <manifest:file-entry manifest:full-path="Pictures/10007F9D000052240000742005050334.svg" manifest:media-type=""/>
  <manifest:file-entry manifest:full-path="Pictures/1000020100000096000000733EB8ECFD.png" manifest:media-type=""/>
  <manifest:file-entry manifest:full-path="Pictures/100002010000025300000349BB66A136.png" manifest:media-type=""/>
  <manifest:file-entry manifest:full-path="Pictures/100025570000520800007404D5F94506.svg" manifest:media-type=""/>
  <manifest:file-entry manifest:full-path="Pictures/1000020100000073000000EB7E36282D.png" manifest:media-type=""/>
  <manifest:file-entry manifest:full-path="Pictures/1000343B0000522400007420652C4EE8.svg" manifest:media-type=""/>
  <manifest:file-entry manifest:full-path="Pictures/1000486A00005208000074040FBFF2C0.svg" manifest:media-type=""/>
  <manifest:file-entry manifest:full-path="Pictures/1000020100000253000003491C820E04.png" manifest:media-type=""/>
  <manifest:file-entry manifest:full-path="Pictures/1001BA490000584E0000584EB4BB072C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Kristen ITC" svg:font-family="'Kristen ITC'" style:font-family-generic="script" style:font-pitch="variable"/>
    <style:font-face style:name="Times New Roman1" svg:font-family="'Times New Roman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000000" draw:marker-start-width="0.358cm" draw:marker-end-width="0.358cm" draw:fill="solid" draw:fill-color="#ffffcc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358cm" draw:marker-end-width="0.358cm" draw:fill="solid" draw:fill-color="#ffffcc" draw:textarea-horizontal-align="justify" draw:textarea-vertical-align="middle" draw:auto-grow-height="fals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358cm" draw:marker-end-width="0.358cm" draw:fill-color="#99cc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306cm" draw:marker-end-width="0.306cm" draw:fill="solid" draw:fill-color="#47b8b8" draw:textarea-horizontal-align="justify" draw:textarea-vertical-align="middle" draw:auto-grow-height="fals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358cm" draw:marker-end-width="0.358cm" draw:fill-color="#ffffcc" draw:textarea-horizontal-align="justify" draw:textarea-vertical-align="middle" draw:auto-grow-height="fals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358cm" draw:marker-end-width="0.358cm" draw:fill="solid" draw:fill-color="#99ccff" draw:textarea-horizontal-align="justify" draw:textarea-vertical-align="middle" draw:auto-grow-height="fals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306cm" draw:marker-end-width="0.306cm" draw:fill-color="#47b8b8" draw:textarea-horizontal-align="justify" draw:textarea-vertical-align="middle" draw:auto-grow-height="fals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358cm" draw:marker-end-width="0.358cm" draw:fill-color="#99ccff" draw:textarea-horizontal-align="justify" draw:textarea-vertical-align="middle" draw:auto-grow-height="fals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358cm" draw:marker-end-width="0.358cm" draw:fill="solid" draw:fill-color="#99cc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358cm" draw:marker-end-width="0.358cm" draw:fill="solid" draw:fill-color="#ffff99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358cm" draw:marker-end-width="0.358cm" draw:fill-color="#ffffcc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306cm" draw:marker-end-width="0.306cm" draw:fill="solid" draw:fill-color="#33cc66" draw:textarea-horizontal-align="justify" draw:textarea-vertical-align="middle" draw:auto-grow-height="fals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306cm" draw:marker-end-width="0.306cm" draw:fill="solid" draw:fill-color="#ff9966" draw:textarea-horizontal-align="justify" draw:textarea-vertical-align="middle" draw:auto-grow-height="fals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306cm" draw:marker-end-width="0.306cm" draw:fill="solid" draw:fill-color="#ffff66" draw:textarea-horizontal-align="justify" draw:textarea-vertical-align="middle" draw:auto-grow-height="fals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306cm" draw:marker-end-width="0.306cm" draw:fill="solid" draw:fill-color="#cccc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306cm" draw:marker-end-width="0.306cm" draw:fill="solid" draw:fill-color="#000000" draw:textarea-horizontal-align="justify" draw:textarea-vertical-align="middle" draw:auto-grow-height="false" fo:padding-top="0.142cm" fo:padding-bottom="0.142cm" fo:padding-left="0.267cm" fo:padding-right="0.267cm"/>
    </style:style>
    <style:style style:name="gr18" style:family="graphic" style:parent-style-name="standard">
      <style:graphic-properties draw:stroke="solid" svg:stroke-width="0.035cm" svg:stroke-color="#a02c2c" draw:marker-start-width="0.128cm" draw:marker-end-width="0.128cm" draw:stroke-linejoin="miter" draw:fill="solid" draw:fill-color="#c83737" fo:padding-top="0.142cm" fo:padding-bottom="0.142cm" fo:padding-left="0.267cm" fo:padding-right="0.267cm"/>
    </style:style>
    <style:style style:name="gr19" style:family="graphic" style:parent-style-name="standard">
      <style:graphic-properties draw:stroke="solid" svg:stroke-width="0.035cm" svg:stroke-color="#006680" draw:marker-start-width="0.124cm" draw:marker-end-width="0.124cm" draw:stroke-linejoin="miter" draw:fill="solid" draw:fill-color="#0088aa" fo:padding-top="0.143cm" fo:padding-bottom="0.143cm" fo:padding-left="0.268cm" fo:padding-right="0.268cm"/>
    </style:style>
    <style:style style:name="gr20" style:family="graphic" style:parent-style-name="standard">
      <style:graphic-properties draw:stroke="solid" svg:stroke-width="0.035cm" svg:stroke-color="#668000" draw:marker-start-width="0.122cm" draw:marker-end-width="0.122cm" draw:stroke-linejoin="miter" draw:fill="solid" draw:fill-color="#aad400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width="0.024cm" draw:stroke-linejoin="miter" draw:fill="solid" draw:fill-color="#445500"/>
    </style:style>
    <style:style style:name="gr22" style:family="graphic" style:parent-style-name="standard">
      <style:graphic-properties draw:stroke="none" svg:stroke-width="0.014cm" draw:stroke-linejoin="miter" draw:fill="solid" draw:fill-color="#222b00"/>
    </style:style>
    <style:style style:name="gr23" style:family="graphic" style:parent-style-name="standard">
      <style:graphic-properties draw:stroke="none" svg:stroke-width="0.006cm" draw:stroke-linejoin="miter" draw:fill="solid" draw:fill-color="#eeffaa"/>
    </style:style>
    <style:style style:name="gr24" style:family="graphic" style:parent-style-name="standard">
      <style:graphic-properties draw:stroke="none" svg:stroke-width="0.028cm" draw:stroke-linejoin="miter" draw:fill="solid" draw:fill-color="#668000"/>
    </style:style>
    <style:style style:name="gr25" style:family="graphic" style:parent-style-name="standard">
      <style:graphic-properties draw:stroke="solid" svg:stroke-width="0.035cm" svg:stroke-color="#aa8800" draw:marker-start-width="0.128cm" draw:marker-end-width="0.128cm" draw:stroke-linejoin="miter" draw:fill="solid" draw:fill-color="#ffb200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width="0.028cm" draw:stroke-linejoin="miter" draw:fill="solid" draw:fill-color="#806600"/>
    </style:style>
    <style:style style:name="gr27" style:family="graphic" style:parent-style-name="standard">
      <style:graphic-properties draw:stroke="none" svg:stroke-width="0.028cm" draw:stroke-linejoin="miter" draw:fill="solid" draw:fill-color="#2b2200"/>
    </style:style>
    <style:style style:name="gr28" style:family="graphic" style:parent-style-name="standard">
      <style:graphic-properties draw:stroke="none" svg:stroke-width="0.049cm" draw:stroke-linejoin="miter" draw:fill="solid" draw:fill-color="#ffeeaa"/>
    </style:style>
    <style:style style:name="gr29" style:family="graphic" style:parent-style-name="standard">
      <style:graphic-properties draw:stroke="none" svg:stroke-width="0.028cm" draw:stroke-linejoin="miter" draw:fill="solid" draw:fill-color="#ffeeaa"/>
    </style:style>
    <style:style style:name="gr30" style:family="graphic" style:parent-style-name="standard">
      <style:graphic-properties draw:stroke="solid" svg:stroke-width="0.035cm" svg:stroke-color="#ab37c8" draw:marker-start-width="0.119cm" draw:marker-end-width="0.119cm" draw:stroke-linejoin="miter" draw:fill="solid" draw:fill-color="#bc5fd3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width="0.028cm" draw:stroke-linejoin="miter" draw:fill="solid" draw:fill-color="#672178"/>
    </style:style>
    <style:style style:name="gr32" style:family="graphic" style:parent-style-name="standard">
      <style:graphic-properties draw:stroke="none" svg:stroke-width="0.028cm" draw:stroke-linejoin="miter" draw:fill="solid" draw:fill-color="#441650"/>
    </style:style>
    <style:style style:name="gr33" style:family="graphic" style:parent-style-name="standard">
      <style:graphic-properties draw:stroke="none" svg:stroke-width="0.028cm" draw:stroke-linejoin="miter" draw:fill="solid" draw:fill-color="#ddafe9"/>
    </style:style>
    <style:style style:name="gr34" style:family="graphic" style:parent-style-name="standard">
      <style:graphic-properties draw:stroke="none" svg:stroke-width="0.028cm" draw:stroke-linejoin="miter" draw:fill="solid" draw:fill-color="#55ddff"/>
    </style:style>
    <style:style style:name="gr35" style:family="graphic" style:parent-style-name="standard">
      <style:graphic-properties draw:stroke="none" svg:stroke-width="0.028cm" draw:stroke-linejoin="miter" draw:fill="solid" draw:fill-color="#006680"/>
    </style:style>
    <style:style style:name="gr36" style:family="graphic" style:parent-style-name="standard">
      <style:graphic-properties draw:stroke="none" svg:stroke-width="0.028cm" draw:stroke-linejoin="miter" draw:fill="solid" draw:fill-color="#004455"/>
    </style:style>
    <style:style style:name="gr37" style:family="graphic" style:parent-style-name="standard">
      <style:graphic-properties draw:stroke="none" svg:stroke-width="0.023cm" draw:stroke-linejoin="miter" draw:fill="solid" draw:fill-color="#782121"/>
    </style:style>
    <style:style style:name="gr38" style:family="graphic" style:parent-style-name="standard">
      <style:graphic-properties draw:stroke="none" svg:stroke-width="0.011cm" draw:stroke-linejoin="miter" draw:fill="solid" draw:fill-color="#280b0b"/>
    </style:style>
    <style:style style:name="gr39" style:family="graphic" style:parent-style-name="standard">
      <style:graphic-properties draw:stroke="solid" svg:stroke-width="0.035cm" svg:stroke-color="#c83737" draw:marker-start-width="0.128cm" draw:marker-end-width="0.128cm" draw:stroke-linejoin="miter" draw:fill="solid" draw:fill-color="#ff5555" fo:padding-top="0.142cm" fo:padding-bottom="0.142cm" fo:padding-left="0.267cm" fo:padding-right="0.267cm"/>
    </style:style>
    <style:style style:name="gr40" style:family="graphic" style:parent-style-name="standard">
      <style:graphic-properties draw:stroke="none" svg:stroke-width="0.028cm" draw:stroke-linejoin="miter" draw:fill="solid" draw:fill-color="#782121"/>
    </style:style>
    <style:style style:name="gr41" style:family="graphic" style:parent-style-name="standard">
      <style:graphic-properties draw:stroke="none" svg:stroke-width="0.013cm" draw:stroke-linejoin="miter" draw:fill="solid" draw:fill-color="#280b0b"/>
    </style:style>
    <style:style style:name="gr42" style:family="graphic" style:parent-style-name="standard">
      <style:graphic-properties draw:stroke="solid" svg:stroke-width="0.035cm" svg:stroke-color="#668000" draw:marker-start-width="0.158cm" draw:marker-end-width="0.158cm" draw:stroke-linejoin="miter" draw:fill="solid" draw:fill-color="#88aa00" fo:padding-top="0.142cm" fo:padding-bottom="0.142cm" fo:padding-left="0.267cm" fo:padding-right="0.267cm"/>
    </style:style>
    <style:style style:name="gr43" style:family="graphic" style:parent-style-name="standard">
      <style:graphic-properties draw:stroke="solid" svg:stroke-width="0.035cm" svg:stroke-color="#aa8800" draw:marker-start-width="0.128cm" draw:marker-end-width="0.128cm" draw:stroke-linejoin="miter" draw:fill="solid" draw:fill-color="#ffcc00" fo:padding-top="0.142cm" fo:padding-bottom="0.142cm" fo:padding-left="0.267cm" fo:padding-right="0.267cm"/>
    </style:style>
    <style:style style:name="gr44" style:family="graphic" style:parent-style-name="standard">
      <style:graphic-properties draw:stroke="solid" svg:stroke-width="0.035cm" svg:stroke-color="#aa4400" draw:marker-start-width="0.101cm" draw:marker-end-width="0.101cm" draw:stroke-linejoin="miter" draw:fill="solid" draw:fill-color="#ff6600" fo:padding-top="0.142cm" fo:padding-bottom="0.142cm" fo:padding-left="0.267cm" fo:padding-right="0.267cm"/>
    </style:style>
    <style:style style:name="gr45" style:family="graphic" style:parent-style-name="standard">
      <style:graphic-properties draw:stroke="solid" svg:stroke-width="0.035cm" svg:stroke-color="#006680" draw:marker-start-width="0.128cm" draw:marker-end-width="0.128cm" draw:stroke-linejoin="miter" draw:fill="solid" draw:fill-color="#00aad4" fo:padding-top="0.142cm" fo:padding-bottom="0.142cm" fo:padding-left="0.267cm" fo:padding-right="0.267cm"/>
    </style:style>
    <style:style style:name="gr46" style:family="graphic" style:parent-style-name="standard">
      <style:graphic-properties draw:stroke="solid" svg:stroke-width="0.035cm" svg:stroke-color="#006680" draw:marker-start-width="0.124cm" draw:marker-end-width="0.124cm" draw:stroke-linejoin="miter" draw:fill="solid" draw:fill-color="#0088aa" fo:padding-top="0.142cm" fo:padding-bottom="0.142cm" fo:padding-left="0.267cm" fo:padding-right="0.267cm"/>
    </style:style>
    <style:style style:name="gr47" style:family="graphic" style:parent-style-name="standard">
      <style:graphic-properties draw:stroke="solid" svg:stroke-width="0.035cm" svg:stroke-color="#c83737" draw:marker-start-width="0.128cm" draw:marker-end-width="0.128cm" draw:stroke-linejoin="miter" draw:fill="solid" draw:fill-color="#ff5555" fo:padding-top="0.143cm" fo:padding-bottom="0.143cm" fo:padding-left="0.268cm" fo:padding-right="0.268cm"/>
    </style:style>
    <style:style style:name="gr48" style:family="graphic" style:parent-style-name="standard">
      <style:graphic-properties draw:stroke="solid" svg:stroke-width="0.035cm" svg:stroke-color="#aa8800" draw:marker-start-width="0.128cm" draw:marker-end-width="0.128cm" draw:stroke-linejoin="miter" draw:fill="solid" draw:fill-color="#ffcc00" fo:padding-top="0.143cm" fo:padding-bottom="0.143cm" fo:padding-left="0.268cm" fo:padding-right="0.268cm"/>
    </style:style>
    <style:style style:name="gr49" style:family="graphic" style:parent-style-name="standard">
      <style:graphic-properties draw:stroke="solid" svg:stroke-width="0.035cm" svg:stroke-color="#a02c2c" draw:marker-start-width="0.128cm" draw:marker-end-width="0.128cm" draw:stroke-linejoin="miter" draw:fill="solid" draw:fill-color="#c83737" fo:padding-top="0.143cm" fo:padding-bottom="0.143cm" fo:padding-left="0.268cm" fo:padding-right="0.268cm"/>
    </style:style>
    <style:style style:name="gr50" style:family="graphic" style:parent-style-name="standard">
      <style:graphic-properties draw:stroke="solid" svg:stroke-width="0.035cm" svg:stroke-color="#ab37c8" draw:marker-start-width="0.119cm" draw:marker-end-width="0.119cm" draw:stroke-linejoin="miter" draw:fill="solid" draw:fill-color="#bc5fd3" fo:padding-top="0.143cm" fo:padding-bottom="0.143cm" fo:padding-left="0.268cm" fo:padding-right="0.268cm"/>
    </style:style>
    <style:style style:name="gr51" style:family="graphic" style:parent-style-name="standard">
      <style:graphic-properties draw:stroke="solid" svg:stroke-width="0.035cm" svg:stroke-color="#668000" draw:marker-start-width="0.122cm" draw:marker-end-width="0.122cm" draw:stroke-linejoin="miter" draw:fill="solid" draw:fill-color="#aad400" fo:padding-top="0.143cm" fo:padding-bottom="0.143cm" fo:padding-left="0.268cm" fo:padding-right="0.268cm"/>
    </style:style>
    <style:style style:name="gr52" style:family="graphic" style:parent-style-name="standard">
      <style:graphic-properties draw:stroke="solid" svg:stroke-width="0.035cm" svg:stroke-color="#aa8800" draw:marker-start-width="0.128cm" draw:marker-end-width="0.128cm" draw:stroke-linejoin="miter" draw:fill="solid" draw:fill-color="#ffb200" fo:padding-top="0.143cm" fo:padding-bottom="0.143cm" fo:padding-left="0.268cm" fo:padding-right="0.268cm"/>
    </style:style>
    <style:style style:name="gr53" style:family="graphic" style:parent-style-name="standard">
      <style:graphic-properties draw:stroke="solid" svg:stroke-width="0.035cm" svg:stroke-color="#006680" draw:marker-start-width="0.128cm" draw:marker-end-width="0.128cm" draw:stroke-linejoin="miter" draw:fill="solid" draw:fill-color="#00aad4" fo:padding-top="0.143cm" fo:padding-bottom="0.143cm" fo:padding-left="0.268cm" fo:padding-right="0.268cm"/>
    </style:style>
    <style:style style:name="gr54" style:family="graphic" style:parent-style-name="standard">
      <style:graphic-properties draw:stroke="solid" svg:stroke-width="0.035cm" svg:stroke-color="#000000" draw:marker-start-width="0.128cm" draw:marker-end-width="0.128cm" draw:stroke-linejoin="miter" draw:fill="solid" draw:fill-color="#e6e64c" fo:padding-top="0.142cm" fo:padding-bottom="0.142cm" fo:padding-left="0.267cm" fo:padding-right="0.267cm"/>
    </style:style>
    <style:style style:name="gr55" style:family="graphic" style:parent-style-name="standard">
      <style:graphic-properties draw:stroke="none" svg:stroke-width="0.035cm" svg:stroke-color="#000000" draw:marker-start-width="0.462cm" draw:marker-end-width="0.462cm" draw:fill="solid" draw:fill-color="#b3b3b3" draw:textarea-horizontal-align="justify" draw:textarea-vertical-align="middle" draw:auto-grow-height="false" fo:padding-top="0.142cm" fo:padding-bottom="0.142cm" fo:padding-left="0.267cm" fo:padding-right="0.267cm" draw:shadow="hidden"/>
    </style:style>
    <style:style style:name="gr56" style:family="graphic" style:parent-style-name="standard">
      <style:graphic-properties draw:stroke="solid" svg:stroke-width="0.106cm" svg:stroke-color="#000080" draw:marker-start-width="0.358cm" draw:marker-end-width="0.358cm" draw:fill="solid" draw:fill-color="#0047ff" draw:textarea-horizontal-align="justify" draw:textarea-vertical-align="middle" draw:auto-grow-height="false" fo:padding-top="0.177cm" fo:padding-bottom="0.177cm" fo:padding-left="0.302cm" fo:padding-right="0.302cm"/>
    </style:style>
    <style:style style:name="gr57" style:family="graphic" style:parent-style-name="standard">
      <style:graphic-properties draw:stroke="none" svg:stroke-color="#000000" draw:fill="none" draw:fill-color="#ffffff" fo:min-height="0.884cm"/>
    </style:style>
    <style:style style:name="gr58" style:family="graphic" style:parent-style-name="standard">
      <style:graphic-properties draw:stroke="solid" svg:stroke-width="0.106cm" svg:stroke-color="#800000" draw:marker-start-width="0.358cm" draw:marker-end-width="0.358cm" draw:fill="solid" draw:fill-color="#ff3333" draw:textarea-horizontal-align="justify" draw:textarea-vertical-align="middle" draw:auto-grow-height="fals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Kristen ITC" fo:font-size="18pt" fo:text-shadow="1pt 1pt" fo:font-weight="normal" style:font-size-asian="18pt" style:font-weight-asian="normal" style:font-size-complex="18pt" style:font-weight-complex="normal"/>
    </style:style>
    <style:style style:name="T1" style:family="text">
      <style:text-properties fo:color="#ffffff" style:font-name="Kristen ITC" fo:font-size="18pt" fo:text-shadow="1pt 1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6.72cm" svg:height="5.821cm" svg:x="7.171cm" svg:y="7.54cm">
          <draw:image xlink:href="Pictures/100002010000025300000349D01AB757.png" xlink:type="simple" xlink:show="embed" xlink:actuate="onLoad"/>
          <draw:image xlink:href="Pictures/1001F2ED0000520800007404ABCD5AB6.svg" xlink:type="simple" xlink:show="embed" xlink:actuate="onLoad">
            <text:p/>
          </draw:image>
        </draw:frame>
        <draw:path draw:style-name="gr2" draw:text-style-name="P1" draw:layer="layout" svg:width="2.809cm" svg:height="3.11cm" svg:x="17.142cm" svg:y="17.561cm" svg:viewBox="0 0 2810 3111" svg:d="m554 3059c-60-93-59-105-76-192-189-908-289-1757-478-2666 17-118 55-144 115-181 110-29 131-26 199 5 128 109 1590 1566 2385 2362 57 72 95 72 109 221 0 114 54 318-390 498-644 0-907 4-1551 4-77 0-242 13-313-51z">
          <text:p/>
        </draw:path>
        <draw:path draw:style-name="gr3" draw:text-style-name="P1" draw:layer="layout" svg:width="1.798cm" svg:height="3.031cm" svg:x="15.724cm" svg:y="17.624cm" svg:viewBox="0 0 1799 3032" svg:d="m372 3032c-147-44-153-128-157-191-74-937-141-1727-215-2657 8-165 182-183 221-183 343-3 563 2 891 0 87 0 201 59 218 176 171 931 310 1690 466 2626 10 63 4 196-150 229-530 0-744 0-1274 0z">
          <text:p/>
        </draw:path>
        <draw:path draw:style-name="gr4" draw:text-style-name="P1" draw:layer="layout" svg:width="3.11cm" svg:height="2.809cm" svg:x="17.52cm" svg:y="17.122cm" svg:viewBox="0 0 3111 2810" svg:d="m3059 554c-93-60-105-59-192-76-908-189-1757-289-2666-478-118 17-144 55-181 115-29 110-26 131 5 199 109 128 1566 1590 2362 2385 72 57 72 95 221 109 114 0 318 54 498-390 0-644 4-907 4-1551 0-77 13-242-51-313z">
          <text:p/>
        </draw:path>
        <draw:path draw:style-name="gr3" draw:text-style-name="P1" draw:layer="layout" svg:width="3.031cm" svg:height="1.798cm" svg:x="17.624cm" svg:y="15.643cm" svg:viewBox="0 0 3032 1799" svg:d="m3032 372c-44-147-128-153-191-157-937-74-1727-141-2657-215-165 8-183 182-183 221-3 343 2 563 0 891 0 87 59 201 176 218 931 171 1690 310 2626 466 63 10 196 4 229-150 0-530 0-744 0-1274z">
          <text:p/>
        </draw:path>
        <draw:path draw:style-name="gr5" draw:text-style-name="P1" draw:layer="layout" svg:width="1.649cm" svg:height="3.008cm" svg:x="14.158cm" svg:y="17.638cm" svg:viewBox="0 0 1650 3009" svg:d="m3 2871c0-917-3-1834-3-2750 34-68 3-65 132-117 388-1 776-3 1164-4 72 31 113 39 139 136 71 902 143 1803 215 2705-12 80-15 113-133 168-456-2-914-4-1371-6-105-41-94-49-143-132z">
          <text:p/>
        </draw:path>
        <draw:path draw:style-name="gr3" draw:text-style-name="P1" draw:layer="layout" svg:width="3.008cm" svg:height="1.649cm" svg:x="17.631cm" svg:y="14.095cm" svg:viewBox="0 0 3009 1650" svg:d="m2871 3c-917 0-1834-3-2750-3-68 34-65 3-117 132-1 388-3 776-4 1164 31 72 39 113 136 139 902 71 1803 143 2705 215 80-12 113-15 168-133-2-456-4-914-6-1371-41-105-49-94-132-143z">
          <text:p/>
        </draw:path>
        <draw:custom-shape draw:style-name="gr6" draw:text-style-name="P1" draw:layer="layout" svg:width="1.579cm" svg:height="3.006cm" svg:x="8.937cm" svg:y="17.635cm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578cm" svg:height="3.006cm" svg:x="7.186cm" svg:y="17.635cm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578cm" svg:height="3.006cm" svg:x="12.431cm" svg:y="17.635cm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77cm" svg:height="3.006cm" svg:x="10.681cm" svg:y="17.635cm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616cm" svg:height="3.006cm" svg:x="0.383cm" svg:y="17.635cm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578cm" svg:height="3.006cm" draw:transform="rotate (1.5707963267949) translate (17.604cm 13.958cm)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79cm" svg:height="3.005cm" draw:transform="rotate (1.5707963267949) translate (17.59cm 12.209cm)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578cm" svg:height="3.006cm" draw:transform="rotate (1.5707963267949) translate (17.604cm 10.49cm)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78cm" svg:height="3.006cm" draw:transform="rotate (1.5707963267949) translate (17.634cm 8.739cm)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1" draw:layer="layout" svg:width="3.11cm" svg:height="2.808cm" svg:x="17.565cm" svg:y="1.234cm" svg:viewBox="0 0 3111 2809" svg:d="m3059 2255c-93 61-105 60-192 76-908 190-1757 289-2666 478-118-17-144-56-181-114-29-111-26-131 5-201 109-127 1566-1589 2362-2385 72-56 72-95 221-107 114 0 318-54 498 389 0 644 4 907 4 1551 0 77 13 243-51 313z">
          <text:p/>
        </draw:path>
        <draw:path draw:style-name="gr11" draw:text-style-name="P1" draw:layer="layout" svg:width="2.809cm" svg:height="3.11cm" svg:x="17.14cm" svg:y="0.481cm" svg:viewBox="0 0 2810 3111" svg:d="m554 52c-60 92-59 105-76 192-189 908-289 1757-478 2666 17 118 55 142 115 181 110 29 131 26 199-5 128-109 1590-1566 2385-2362 57-72 95-72 109-222 0-114 54-318-390-498-644 0-907-3-1551-3-77 0-242-13-313 51z">
          <text:p/>
        </draw:path>
        <draw:path draw:style-name="gr3" draw:text-style-name="P1" draw:layer="layout" svg:width="3.031cm" svg:height="1.798cm" svg:x="17.628cm" svg:y="3.678cm" svg:viewBox="0 0 3032 1799" svg:d="m3032 1427c-44 148-128 153-191 158-937 73-1727 140-2657 214-165-8-183-181-183-221-3-343 2-563 0-891 0-86 59-200 176-218 931-170 1690-311 2626-466 63-10 196-3 229 149 0 532 0 745 0 1275z">
          <text:p/>
        </draw:path>
        <draw:path draw:style-name="gr3" draw:text-style-name="P1" draw:layer="layout" svg:width="1.798cm" svg:height="3.031cm" svg:x="15.663cm" svg:y="0.516cm" svg:viewBox="0 0 1799 3032" svg:d="m372 0c-147 44-153 128-157 190-74 938-141 1728-215 2659 8 164 182 182 221 182 343 4 563-2 891 0 87 0 201-59 218-176 171-930 310-1690 466-2627 10-62 4-195-150-228-530 0-744 0-1274 0z">
          <text:p/>
        </draw:path>
        <draw:path draw:style-name="gr3" draw:text-style-name="P1" draw:layer="layout" svg:width="3.008cm" svg:height="1.649cm" svg:x="17.642cm" svg:y="5.395cm" svg:viewBox="0 0 3009 1650" svg:d="m2871 1646c-917 0-1834 4-2750 4-68-34-65-4-117-133-1-388-3-775-4-1164 31-71 39-112 136-138 902-72 1803-143 2705-215 80 11 113 14 168 132-2 457-4 914-6 1371-41 106-49 94-132 143z">
          <text:p/>
        </draw:path>
        <draw:path draw:style-name="gr3" draw:text-style-name="P1" draw:layer="layout" svg:width="1.649cm" svg:height="3.008cm" svg:x="14.096cm" svg:y="0.508cm" svg:viewBox="0 0 1650 3009" svg:d="m3 138c0 918-3 1834-3 2751 34 67 3 64 132 116 388 1 776 3 1164 4 72-30 113-39 139-136 71-902 143-1803 215-2705-12-79-15-113-133-168-456 2-914 4-1371 7-105 41-94 48-143 131z">
          <text:p/>
        </draw:path>
        <draw:custom-shape draw:style-name="gr6" draw:text-style-name="P1" draw:layer="layout" svg:width="1.579cm" svg:height="3.006cm" svg:x="8.879cm" svg:y="0.505cm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78cm" svg:height="3.005cm" svg:x="7.145cm" svg:y="0.521cm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78cm" svg:height="3.005cm" svg:x="12.361cm" svg:y="0.52cm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578cm" svg:height="3.005cm" svg:x="10.639cm" svg:y="0.52cm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2.808cm" svg:height="3.11cm" svg:x="1.147cm" svg:y="0.473cm" svg:viewBox="0 0 2809 3111" svg:d="m2255 52c61 92 60 105 76 192 190 908 289 1757 478 2666-17 118-56 142-114 181-111 29-131 26-201-5-127-109-1589-1566-2385-2362-56-72-95-72-107-222 0-114-54-318 389-498 644 0 907-3 1551-3 77 0 243-13 313 51z">
          <text:p/>
        </draw:path>
        <draw:path draw:style-name="gr12" draw:text-style-name="P1" draw:layer="layout" svg:width="3.11cm" svg:height="2.808cm" svg:x="0.393cm" svg:y="1.199cm" svg:viewBox="0 0 3111 2809" svg:d="m52 2255c92 61 105 60 192 76 908 190 1757 289 2666 478 118-17 142-56 181-114 29-111 26-131-5-201-109-127-1566-1589-2362-2385-72-56-72-95-222-107-114 0-318-54-498 389 0 644-3 907-3 1551 0 77-13 243 51 313z">
          <text:p/>
        </draw:path>
        <draw:path draw:style-name="gr7" draw:text-style-name="P1" draw:layer="layout" svg:width="1.798cm" svg:height="3.031cm" svg:x="3.679cm" svg:y="0.519cm" svg:viewBox="0 0 1799 3032" svg:d="m1427 0c148 44 153 128 158 190 73 938 140 1728 214 2659-8 164-181 182-221 182-343 4-563-2-891 0-86 0-200-59-218-176-170-930-311-1690-466-2627-10-62-3-195 149-228 532 0 745 0 1275 0z">
          <text:p/>
        </draw:path>
        <draw:path draw:style-name="gr3" draw:text-style-name="P1" draw:layer="layout" svg:width="3.031cm" svg:height="1.798cm" svg:x="0.413cm" svg:y="3.732cm" svg:viewBox="0 0 3032 1799" svg:d="m0 1427c44 148 128 153 190 158 938 73 1728 140 2659 214 164-8 182-181 182-221 4-343-2-563 0-891 0-86-59-200-176-218-930-170-1690-311-2627-466-62-10-195-3-228 149 0 532 0 745 0 1275z">
          <text:p/>
        </draw:path>
        <draw:path draw:style-name="gr13" draw:text-style-name="P1" draw:layer="layout" svg:width="1.649cm" svg:height="3.008cm" svg:x="5.364cm" svg:y="0.512cm" svg:viewBox="0 0 1650 3009" svg:d="m1646 138c0 918 4 1834 4 2751-34 67-4 64-133 116-388 1-775 3-1164 4-71-30-112-39-138-136-72-902-143-1803-215-2705 11-79 14-113 132-168 457 2 914 4 1371 7 106 41 94 48 143 131z">
          <text:p/>
        </draw:path>
        <draw:path draw:style-name="gr14" draw:text-style-name="P1" draw:layer="layout" svg:width="3.008cm" svg:height="1.649cm" svg:x="0.413cm" svg:y="5.429cm" svg:viewBox="0 0 3009 1650" svg:d="m138 1646c918 0 1834 4 2751 4 67-34 64-4 116-133 1-388 3-775 4-1164-30-71-39-112-136-138-902-72-1803-143-2705-215-79 11-113 14-168 132 2 457 4 914 7 1371 41 106 48 94 131 143z">
          <text:p/>
        </draw:path>
        <draw:custom-shape draw:style-name="gr6" draw:text-style-name="P1" draw:layer="layout" svg:width="1.579cm" svg:height="3.006cm" draw:transform="rotate (1.5707963267949) translate (0.41cm 12.239cm)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79cm" svg:height="3.006cm" draw:transform="rotate (1.5707963267949) translate (0.41cm 10.505cm)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578cm" svg:height="3.007cm" draw:transform="rotate (1.5707963267949) translate (0.424cm 8.77cm)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1" draw:layer="layout" svg:width="3.11cm" svg:height="2.809cm" svg:x="0.406cm" svg:y="13.77cm" svg:viewBox="0 0 3111 2810" svg:d="m52 554c92-60 105-59 192-76 908-189 1757-289 2666-478 118 17 142 55 181 115 29 110 26 131-5 199-109 128-1566 1590-2362 2385-72 57-72 95-222 109-114 0-318 54-498-390 0-644-3-907-3-1551 0-77-13-242 51-313z">
          <text:p/>
        </draw:path>
        <draw:path draw:style-name="gr12" draw:text-style-name="P1" draw:layer="layout" svg:width="2.808cm" svg:height="3.11cm" svg:x="1.193cm" svg:y="14.147cm" svg:viewBox="0 0 2809 3111" svg:d="m2255 3059c61-93 60-105 76-192 190-908 289-1757 478-2666-17-118-56-144-114-181-111-29-131-26-201 5-127 109-1589 1566-2385 2362-56 72-95 72-107 221 0 114-54 318 389 498 644 0 907 4 1551 4 77 0 243 13 313-51z">
          <text:p/>
        </draw:path>
        <draw:path draw:style-name="gr3" draw:text-style-name="P1" draw:layer="layout" svg:width="3.031cm" svg:height="1.798cm" svg:x="0.423cm" svg:y="12.352cm" svg:viewBox="0 0 3032 1799" svg:d="m6 179c44-146 110-123 172-127 948-22 1684-22 2671-52 164 8 182 182 182 221 4 343-2 563 0 891 0 87-59 201-176 218-930 171-1690 310-2627 466-62 10-195 4-228-150 0-530 6-935 6-1467z">
          <text:p/>
        </draw:path>
        <draw:path draw:style-name="gr3" draw:text-style-name="P1" draw:layer="layout" svg:width="1.798cm" svg:height="3.031cm" svg:x="3.667cm" svg:y="14.235cm" svg:viewBox="0 0 1799 3032" svg:d="m1427 3032c148-44 153-128 158-191 73-937 140-1727 214-2657-8-165-181-183-221-183-343-3-563 2-891 0-86 0-200 59-218 176-170 931-311 1690-466 2626-10 63-3 196 149 229 532 0 745 0 1275 0z">
          <text:p/>
        </draw:path>
        <draw:path draw:style-name="gr3" draw:text-style-name="P1" draw:layer="layout" svg:width="1.649cm" svg:height="3.008cm" svg:x="5.393cm" svg:y="14.243cm" svg:viewBox="0 0 1650 3009" svg:d="m1646 2871c0-917 4-1834 4-2750-34-68-4-65-133-117-388-1-775-3-1164-4-71 31-112 39-138 136-72 902-143 1803-215 2705 11 80 14 113 132 168 457-2 914-4 1371-6 106-41 94-49 143-132z">
          <text:p/>
        </draw:path>
        <draw:path draw:style-name="gr2" draw:text-style-name="P1" draw:layer="layout" svg:width="3.11cm" svg:height="2.809cm" svg:x="3.835cm" svg:y="10.344cm" svg:viewBox="0 0 3111 2810" svg:d="m52 554c92-60 105-59 192-76 908-189 1757-289 2666-478 118 17 142 55 181 115 29 110 26 131-5 199-109 128-1566 1590-2362 2385-72 57-72 95-222 109-114 0-318 54-498-390 0-644-3-907-3-1551 0-77-13-242 51-313z">
          <text:p/>
        </draw:path>
        <draw:path draw:style-name="gr12" draw:text-style-name="P1" draw:layer="layout" svg:width="2.808cm" svg:height="3.11cm" svg:x="4.622cm" svg:y="10.72cm" svg:viewBox="0 0 2809 3111" svg:d="m2255 3059c61-93 60-105 76-192 190-908 289-1757 478-2666-17-118-56-144-114-181-111-29-131-26-201 5-127 109-1589 1566-2385 2362-56 72-95 72-107 221 0 114-54 318 389 498 644 0 907 4 1551 4 77 0 243 13 313-51z">
          <text:p/>
        </draw:path>
        <draw:path draw:style-name="gr7" draw:text-style-name="P1" draw:layer="layout" svg:width="3.031cm" svg:height="1.798cm" svg:x="3.851cm" svg:y="8.925cm" svg:viewBox="0 0 3032 1799" svg:d="m6 179c44-146 110-123 172-127 948-22 1684-22 2671-52 164 8 182 182 182 221 4 343-2 563 0 891 0 87-59 201-176 218-930 171-1690 310-2627 466-62 10-195 4-228-150 0-530 6-935 6-1467z">
          <text:p/>
        </draw:path>
        <draw:custom-shape draw:style-name="gr9" draw:text-style-name="P1" draw:layer="layout" svg:width="1.577cm" svg:height="3.007cm" svg:x="8.893cm" svg:y="14.254cm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77cm" svg:height="3.006cm" svg:x="7.157cm" svg:y="14.233cm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2.809cm" svg:height="3.11cm" svg:x="13.688cm" svg:y="14.18cm" svg:viewBox="0 0 2810 3111" svg:d="m554 3059c-60-93-59-105-76-192-189-908-289-1757-478-2666 17-118 55-144 115-181 110-29 131-26 199 5 128 109 1590 1566 2385 2362 57 72 95 72 109 221 0 114 54 318-390 498-644 0-907 4-1551 4-77 0-242 13-313-51z">
          <text:p/>
        </draw:path>
        <draw:path draw:style-name="gr4" draw:text-style-name="P1" draw:layer="layout" svg:width="3.11cm" svg:height="2.809cm" svg:x="14.094cm" svg:y="13.696cm" svg:viewBox="0 0 3111 2810" svg:d="m3059 554c-93-60-105-59-192-76-908-189-1757-289-2666-478-118 17-144 55-181 115-29 110-26 131 5 199 109 128 1566 1590 2362 2385 72 57 72 95 221 109 114 0 318 54 498-390 0-644 4-907 4-1551 0-77 13-242-51-313z">
          <text:p/>
        </draw:path>
        <draw:path draw:style-name="gr3" draw:text-style-name="P1" draw:layer="layout" svg:width="1.798cm" svg:height="3.031cm" svg:x="12.225cm" svg:y="14.243cm" svg:viewBox="0 0 1799 3032" svg:d="m372 3032c-147-44-153-128-157-191-74-937-141-1727-215-2657 8-165 182-183 221-183 343-3 563 2 891 0 87 0 201 59 218 176 171 931 310 1690 466 2626 10 63 4 196-150 229-530 0-744 0-1274 0z">
          <text:p/>
        </draw:path>
        <draw:path draw:style-name="gr15" draw:text-style-name="P1" draw:layer="layout" svg:width="1.649cm" svg:height="3.008cm" svg:x="10.642cm" svg:y="14.257cm" svg:viewBox="0 0 1650 3009" svg:d="m3 2871c0-917-3-1834-3-2750 34-68 3-65 132-117 388-1 776-3 1164-4 72 31 113 39 139 136 71 902 143 1803 215 2705-12 80-15 113-133 168-456-2-914-4-1371-6-105-41-94-49-143-132z">
          <text:p/>
        </draw:path>
        <draw:path draw:style-name="gr3" draw:text-style-name="P1" draw:layer="layout" svg:width="3.031cm" svg:height="1.798cm" svg:x="14.168cm" svg:y="12.188cm" svg:viewBox="0 0 3032 1799" svg:d="m3032 372c-44-147-128-153-191-157-937-74-1727-141-2657-215-165 8-183 182-183 221-3 343 2 563 0 891 0 87 59 201 176 218 931 171 1690 310 2626 466 63 10 196 4 229-150 0-530 0-744 0-1274z">
          <text:p/>
        </draw:path>
        <draw:path draw:style-name="gr3" draw:text-style-name="P1" draw:layer="layout" svg:width="3.008cm" svg:height="1.649cm" svg:x="14.191cm" svg:y="10.638cm" svg:viewBox="0 0 3009 1650" svg:d="m2871 3c-917 0-1834-3-2750-3-68 34-65 3-117 132-1 388-3 776-4 1164 31 72 39 113 136 139 902 71 1803 143 2705 215 80-12 113-15 168-133-2-456-4-914-6-1371-41-105-49-94-132-143z">
          <text:p/>
        </draw:path>
        <draw:path draw:style-name="gr3" draw:text-style-name="P1" draw:layer="layout" svg:width="3.008cm" svg:height="1.649cm" svg:x="14.186cm" svg:y="8.881cm" svg:viewBox="0 0 3009 1650" svg:d="m2871 1646c-917 0-1834 4-2750 4-68-34-65-4-117-133-1-388-3-775-4-1164 31-71 39-112 136-138 902-72 1803-143 2705-215 80 11 113 14 168 132-2 457-4 914-6 1371-41 106-49 94-132 143z">
          <text:p/>
        </draw:path>
        <draw:path draw:style-name="gr10" draw:text-style-name="P1" draw:layer="layout" svg:width="3.11cm" svg:height="2.808cm" svg:x="14.11cm" svg:y="4.677cm" svg:viewBox="0 0 3111 2809" svg:d="m3059 2255c-93 61-105 60-192 76-908 190-1757 289-2666 478-118-17-144-56-181-114-29-111-26-131 5-201 109-127 1566-1589 2362-2385 72-56 72-95 221-107 114 0 318-54 498 389 0 644 4 907 4 1551 0 77 13 243-51 313z">
          <text:p/>
        </draw:path>
        <draw:path draw:style-name="gr12" draw:text-style-name="P1" draw:layer="layout" svg:width="2.809cm" svg:height="3.11cm" svg:x="13.729cm" svg:y="3.894cm" svg:viewBox="0 0 2810 3111" svg:d="m554 52c-60 92-59 105-76 192-189 908-289 1757-478 2666 17 118 55 142 115 181 110 29 131 26 199-5 128-109 1590-1566 2385-2362 57-72 95-72 109-222 0-114 54-318-390-498-644 0-907-3-1551-3-77 0-242-13-313 51z">
          <text:p/>
        </draw:path>
        <draw:path draw:style-name="gr3" draw:text-style-name="P1" draw:layer="layout" svg:width="3.031cm" svg:height="1.798cm" svg:x="14.156cm" svg:y="7.181cm" svg:viewBox="0 0 3032 1799" svg:d="m3032 1427c-44 148-128 153-191 158-937 73-1727 140-2657 214-165-8-183-181-183-221-3-343 2-563 0-891 0-86 59-200 176-218 931-170 1690-311 2626-466 63-10 196-3 229 149 0 532 0 745 0 1275z">
          <text:p/>
        </draw:path>
        <draw:path draw:style-name="gr3" draw:text-style-name="P1" draw:layer="layout" svg:width="1.798cm" svg:height="3.031cm" svg:x="12.25cm" svg:y="3.899cm" svg:viewBox="0 0 1799 3032" svg:d="m372 0c-147 44-153 128-157 190-74 938-141 1728-215 2659 8 164 182 182 221 182 343 4 563-2 891 0 87 0 201-59 218-176 171-930 310-1690 466-2627 10-62 4-195-150-228-530 0-744 0-1274 0z">
          <text:p/>
        </draw:path>
        <draw:path draw:style-name="gr13" draw:text-style-name="P1" draw:layer="layout" svg:width="1.649cm" svg:height="3.008cm" svg:x="10.673cm" svg:y="3.915cm" svg:viewBox="0 0 1650 3009" svg:d="m3 138c0 918-3 1834-3 2751 34 67 3 64 132 116 388 1 776 3 1164 4 72-30 113-39 139-136 71-902 143-1803 215-2705-12-79-15-113-133-168-456 2-914 4-1371 7-105 41-94 48-143 131z">
          <text:p/>
        </draw:path>
        <draw:path draw:style-name="gr16" draw:text-style-name="P1" draw:layer="layout" svg:width="2.808cm" svg:height="3.11cm" svg:x="4.648cm" svg:y="3.885cm" svg:viewBox="0 0 2809 3111" svg:d="m2255 52c61 92 60 105 76 192 190 908 289 1757 478 2666-17 118-56 142-114 181-111 29-131 26-201-5-127-109-1589-1566-2385-2362-56-72-95-72-107-222 0-114-54-318 389-498 644 0 907-3 1551-3 77 0 243-13 313 51z">
          <text:p/>
        </draw:path>
        <draw:path draw:style-name="gr12" draw:text-style-name="P1" draw:layer="layout" svg:width="3.11cm" svg:height="2.808cm" svg:x="3.835cm" svg:y="4.566cm" svg:viewBox="0 0 3111 2809" svg:d="m52 2255c92 61 105 60 192 76 908 190 1757 289 2666 478 118-17 142-56 181-114 29-111 26-131-5-201-109-127-1566-1589-2362-2385-72-56-72-95-222-107-114 0-318-54-498 389 0 644-3 907-3 1551 0 77-13 243 51 313z">
          <text:p/>
        </draw:path>
        <draw:path draw:style-name="gr3" draw:text-style-name="P1" draw:layer="layout" svg:width="1.798cm" svg:height="3.031cm" svg:x="7.181cm" svg:y="3.932cm" svg:viewBox="0 0 1799 3032" svg:d="m1427 0c148 44 153 128 158 190 73 938 140 1728 214 2659-8 164-181 182-221 182-343 4-563-2-891 0-86 0-200-59-218-176-170-930-311-1690-466-2627-10-62-3-195 149-228 532 0 745 0 1275 0z">
          <text:p/>
        </draw:path>
        <draw:path draw:style-name="gr7" draw:text-style-name="P1" draw:layer="layout" svg:width="1.649cm" svg:height="3.008cm" svg:x="8.866cm" svg:y="3.924cm" svg:viewBox="0 0 1650 3009" svg:d="m1646 138c0 918 4 1834 4 2751-34 67-4 64-133 116-388 1-775 3-1164 4-71-30-112-39-138-136-72-902-143-1803-215-2705 11-79 14-113 132-168 457 2 914 4 1371 7 106 41 94 48 143 131z">
          <text:p/>
        </draw:path>
        <draw:path draw:style-name="gr17" draw:text-style-name="P1" draw:layer="layout" svg:width="3.031cm" svg:height="1.798cm" svg:x="3.85cm" svg:y="7.033cm" svg:viewBox="0 0 3032 1799" svg:d="m6 1620c44 146 110 122 172 127 948 22 1684 22 2671 52 164-8 182-181 182-221 4-343-2-563 0-891 0-86-59-200-176-218-930-170-1690-311-2627-466-62-10-195-3-228 149 0 532 6 937 6 1468z">
          <text:p/>
        </draw:path>
        <draw:path draw:style-name="gr3" draw:text-style-name="P1" draw:layer="layout" svg:width="1.798cm" svg:height="3.031cm" svg:x="7.203cm" svg:y="10.834cm" svg:viewBox="0 0 1799 3032" svg:d="m1620 3027c146-44 122-111 127-173 22-947 22-1684 52-2670-8-165-181-183-221-183-343-3-563 2-891 0-86 0-200 59-218 176-170 931-311 1690-466 2626-10 63-3 196 149 229 532 0 937-5 1468-5z">
          <text:p/>
        </draw:path>
        <draw:path draw:style-name="gr18" draw:layer="layout" svg:width="0.59cm" svg:height="0.772cm" svg:x="9.801cm" svg:y="19.756cm" svg:viewBox="0 0 591 773" svg:d="m35 134 46 150c0 0 180-113 230-39 105 153-157 81-157 81l8 123c0 0 232-77 244 48 7 67-82 117-144 101-97-24-133-94-133-94l-129 112c0 0 42 165 319 157 276-6 286-317 265-377s-90-74-90-74c0 0 34-38 34-119s-52-168-199-199c-147-32-294 133-294 130z">
          <text:p/>
        </draw:path>
        <draw:path draw:style-name="gr19" draw:layer="layout" svg:width="0.472cm" svg:height="0.736cm" svg:x="11.694cm" svg:y="19.749cm" svg:viewBox="0 0 473 737" svg:d="m43 0-43 559 240 5c-4 76-43 154-50 173h143l-31-171 171 4-11-184-148 25 50-161-145 7c0 0 31 79 28 165l-150 25 138-444z">
          <text:p/>
        </draw:path>
        <draw:path draw:style-name="gr20" draw:layer="layout" svg:width="0.553cm" svg:height="0.684cm" svg:x="15.104cm" svg:y="19.794cm" svg:viewBox="0 0 554 685" svg:d="m317 0c-38 0-79 7-117 28-60 32-205 105-200 352 7 246 225 331 351 298s200-100 203-211c1-86-13-187-186-200-205-17-226 162-226 162 0 0-19-228 127-276s215 83 215 83l19-198c-3 3-120-38-186-38zm71 436c40 0 73 19 73 68 0 54-91 135-161 65s20-126 70-132c5-1 12-1 18-1z">
          <text:p/>
        </draw:path>
        <draw:polyline draw:style-name="gr21" draw:layer="layout" svg:width="0cm" svg:height="0cm" svg:x="4.02cm" svg:y="16.449cm" svg:viewBox="0 0 0 0" draw:points="0,0">
          <text:p/>
        </draw:polyline>
        <draw:polyline draw:style-name="gr22" draw:layer="layout" svg:width="0cm" svg:height="0cm" svg:x="4.021cm" svg:y="16.434cm" svg:viewBox="0 0 0 0" draw:points="0,0">
          <text:p/>
        </draw:polyline>
        <draw:polyline draw:style-name="gr23" draw:layer="layout" svg:width="0cm" svg:height="0cm" svg:x="4.033cm" svg:y="16.434cm" svg:viewBox="0 0 0 0" draw:points="0,0">
          <text:p/>
        </draw:polyline>
        <draw:polyline draw:style-name="gr24" draw:layer="layout" svg:width="0cm" svg:height="0cm" svg:x="3.936cm" svg:y="16.351cm" svg:viewBox="0 0 0 0" draw:points="0,0">
          <text:p/>
        </draw:polyline>
        <draw:path draw:style-name="gr25" draw:layer="layout" svg:width="0.555cm" svg:height="0.78cm" svg:x="16.718cm" svg:y="19.74cm" svg:viewBox="0 0 556 781" svg:d="m0 6c0 69 23 266 23 266l417-116-150 625 266-11-18-770z">
          <text:p/>
        </draw:path>
        <draw:polyline draw:style-name="gr26" draw:layer="layout" svg:width="0cm" svg:height="0cm" svg:x="3.404cm" svg:y="17.195cm" svg:viewBox="0 0 0 0" draw:points="0,0">
          <text:p/>
        </draw:polyline>
        <draw:polyline draw:style-name="gr26" draw:layer="layout" svg:width="0cm" svg:height="0cm" svg:x="3.656cm" svg:y="17.177cm" svg:viewBox="0 0 0 0" draw:points="0,0">
          <text:p/>
        </draw:polyline>
        <draw:polyline draw:style-name="gr26" draw:layer="layout" svg:width="0cm" svg:height="0cm" svg:x="3.149cm" svg:y="17.168cm" svg:viewBox="0 0 0 0" draw:points="0,0">
          <text:p/>
        </draw:polyline>
        <draw:polyline draw:style-name="gr26" draw:layer="layout" svg:width="0cm" svg:height="0cm" svg:x="3.309cm" svg:y="17.271cm" svg:viewBox="0 0 0 0" draw:points="0,0">
          <text:p/>
        </draw:polyline>
        <draw:polyline draw:style-name="gr27" draw:layer="layout" svg:width="0cm" svg:height="0cm" svg:x="3.173cm" svg:y="17.172cm" svg:viewBox="0 0 0 0" draw:points="0,0">
          <text:p/>
        </draw:polyline>
        <draw:polyline draw:style-name="gr27" draw:layer="layout" svg:width="0cm" svg:height="0cm" svg:x="3.327cm" svg:y="17.272cm" svg:viewBox="0 0 0 0" draw:points="0,0">
          <text:p/>
        </draw:polyline>
        <draw:polyline draw:style-name="gr28" draw:layer="layout" svg:width="0cm" svg:height="0cm" svg:x="3.17cm" svg:y="17.182cm" svg:viewBox="0 0 0 0" draw:points="0,0">
          <text:p/>
        </draw:polyline>
        <draw:polyline draw:style-name="gr29" draw:layer="layout" svg:width="0cm" svg:height="0cm" svg:x="3.327cm" svg:y="17.284cm" svg:viewBox="0 0 0 0" draw:points="0,0">
          <text:p/>
        </draw:polyline>
        <draw:path draw:style-name="gr30" draw:layer="layout" svg:width="0.508cm" svg:height="0.795cm" svg:x="19.037cm" svg:y="19.73cm" svg:viewBox="0 0 509 796" svg:d="m272 0c-69 1-198 45-211 172s84 147 84 147c0 0-150 32-145 238 6 204 105 242 237 239 160-4 246-63 270-232 23-169-146-251-129-251s89-65 70-174-107-140-176-139zm38 134c24 0 33 10 49 32 21 29 13 48-10 82-25 34-99 32-112-24-12-56 43-87 43-87 12-2 22-3 30-3zm-45 332c88-22 86 40 106 91 20 47 3 76-27 111-32 40-153 57-157-44-16-113-12-136 78-158z">
          <text:p/>
        </draw:path>
        <draw:polyline draw:style-name="gr31" draw:layer="layout" svg:width="0cm" svg:height="0cm" svg:x="2.098cm" svg:y="16.654cm" svg:viewBox="0 0 0 0" draw:points="0,0">
          <text:p/>
        </draw:polyline>
        <draw:polyline draw:style-name="gr31" draw:layer="layout" svg:width="0cm" svg:height="0cm" svg:x="2.23cm" svg:y="16.632cm" svg:viewBox="0 0 0 0" draw:points="0,0">
          <text:p/>
        </draw:polyline>
        <draw:polyline draw:style-name="gr32" draw:layer="layout" svg:width="0cm" svg:height="0cm" svg:x="2.112cm" svg:y="16.657cm" svg:viewBox="0 0 0 0" draw:points="0,0">
          <text:p/>
        </draw:polyline>
        <draw:polyline draw:style-name="gr32" draw:layer="layout" svg:width="0cm" svg:height="0cm" svg:x="2.243cm" svg:y="16.63cm" svg:viewBox="0 0 0 0" draw:points="0,0">
          <text:p/>
        </draw:polyline>
        <draw:polyline draw:style-name="gr33" draw:layer="layout" svg:width="0cm" svg:height="0cm" svg:x="2.112cm" svg:y="16.664cm" svg:viewBox="0 0 0 0" draw:points="0,0">
          <text:p/>
        </draw:polyline>
        <draw:polyline draw:style-name="gr33" draw:layer="layout" svg:width="0cm" svg:height="0cm" svg:x="2.246cm" svg:y="16.645cm" svg:viewBox="0 0 0 0" draw:points="0,0">
          <text:p/>
        </draw:polyline>
        <draw:polyline draw:style-name="gr33" draw:layer="layout" svg:width="0cm" svg:height="0cm" svg:x="2.31cm" svg:y="16.933cm" svg:viewBox="0 0 0 0" draw:points="0,0">
          <text:p/>
        </draw:polyline>
        <draw:polyline draw:style-name="gr33" draw:layer="layout" svg:width="0cm" svg:height="0cm" svg:x="2.318cm" svg:y="16.829cm" svg:viewBox="0 0 0 0" draw:points="0,0">
          <text:p/>
        </draw:polyline>
        <draw:polyline draw:style-name="gr33" draw:layer="layout" svg:width="0cm" svg:height="0cm" svg:x="2.27cm" svg:y="16.881cm" svg:viewBox="0 0 0 0" draw:points="0,0">
          <text:p/>
        </draw:polyline>
        <draw:polyline draw:style-name="gr33" draw:layer="layout" svg:width="0cm" svg:height="0cm" svg:x="2.26cm" svg:y="16.77cm" svg:viewBox="0 0 0 0" draw:points="0,0">
          <text:p/>
        </draw:polyline>
        <draw:polyline draw:style-name="gr33" draw:layer="layout" svg:width="0cm" svg:height="0cm" svg:x="2.278cm" svg:y="16.988cm" svg:viewBox="0 0 0 0" draw:points="0,0">
          <text:p/>
        </draw:polyline>
        <draw:polyline draw:style-name="gr33" draw:layer="layout" svg:width="0cm" svg:height="0cm" svg:x="2.164cm" svg:y="16.981cm" svg:viewBox="0 0 0 0" draw:points="0,0">
          <text:p/>
        </draw:polyline>
        <draw:polyline draw:style-name="gr33" draw:layer="layout" svg:width="0cm" svg:height="0cm" svg:x="2.253cm" svg:y="16.948cm" svg:viewBox="0 0 0 0" draw:points="0,0">
          <text:p/>
        </draw:polyline>
        <draw:polyline draw:style-name="gr33" draw:layer="layout" svg:width="0cm" svg:height="0cm" svg:x="2.21cm" svg:y="16.921cm" svg:viewBox="0 0 0 0" draw:points="0,0">
          <text:p/>
        </draw:polyline>
        <draw:polyline draw:style-name="gr33" draw:layer="layout" svg:width="0cm" svg:height="0cm" svg:x="2.149cm" svg:y="16.93cm" svg:viewBox="0 0 0 0" draw:points="0,0">
          <text:p/>
        </draw:polyline>
        <draw:polyline draw:style-name="gr33" draw:layer="layout" svg:width="0cm" svg:height="0cm" svg:x="2.087cm" svg:y="16.968cm" svg:viewBox="0 0 0 0" draw:points="0,0">
          <text:p/>
        </draw:polyline>
        <draw:polyline draw:style-name="gr33" draw:layer="layout" svg:width="0cm" svg:height="0cm" svg:x="2.102cm" svg:y="16.918cm" svg:viewBox="0 0 0 0" draw:points="0,0">
          <text:p/>
        </draw:polyline>
        <draw:polyline draw:style-name="gr33" draw:layer="layout" svg:width="0cm" svg:height="0cm" svg:x="2.055cm" svg:y="16.874cm" svg:viewBox="0 0 0 0" draw:points="0,0">
          <text:p/>
        </draw:polyline>
        <draw:polyline draw:style-name="gr33" draw:layer="layout" svg:width="0cm" svg:height="0cm" svg:x="2.077cm" svg:y="16.829cm" svg:viewBox="0 0 0 0" draw:points="0,0">
          <text:p/>
        </draw:polyline>
        <draw:polyline draw:style-name="gr33" draw:layer="layout" svg:width="0cm" svg:height="0cm" svg:x="2.09cm" svg:y="16.787cm" svg:viewBox="0 0 0 0" draw:points="0,0">
          <text:p/>
        </draw:polyline>
        <draw:polyline draw:style-name="gr33" draw:layer="layout" svg:width="0cm" svg:height="0cm" svg:x="2.122cm" svg:y="16.752cm" svg:viewBox="0 0 0 0" draw:points="0,0">
          <text:p/>
        </draw:polyline>
        <draw:polyline draw:style-name="gr33" draw:layer="layout" svg:width="0cm" svg:height="0cm" svg:x="2.33cm" svg:y="16.76cm" svg:viewBox="0 0 0 0" draw:points="0,0">
          <text:p/>
        </draw:polyline>
        <draw:polyline draw:style-name="gr33" draw:layer="layout" svg:width="0cm" svg:height="0cm" svg:x="2.268cm" svg:y="16.832cm" svg:viewBox="0 0 0 0" draw:points="0,0">
          <text:p/>
        </draw:polyline>
        <draw:polyline draw:style-name="gr33" draw:layer="layout" svg:width="0cm" svg:height="0cm" svg:x="2.362cm" svg:y="16.905cm" svg:viewBox="0 0 0 0" draw:points="0,0">
          <text:p/>
        </draw:polyline>
        <draw:polyline draw:style-name="gr33" draw:layer="layout" svg:width="0cm" svg:height="0cm" svg:x="2.186cm" svg:y="16.731cm" svg:viewBox="0 0 0 0" draw:points="0,0">
          <text:p/>
        </draw:polyline>
        <draw:polyline draw:style-name="gr33" draw:layer="layout" svg:width="0cm" svg:height="0cm" svg:x="2.388cm" svg:y="16.63cm" svg:viewBox="0 0 0 0" draw:points="0,0">
          <text:p/>
        </draw:polyline>
        <draw:polyline draw:style-name="gr33" draw:layer="layout" svg:width="0cm" svg:height="0cm" svg:x="2.308cm" svg:y="16.559cm" svg:viewBox="0 0 0 0" draw:points="0,0">
          <text:p/>
        </draw:polyline>
        <draw:polyline draw:style-name="gr33" draw:layer="layout" svg:width="0cm" svg:height="0cm" svg:x="2.384cm" svg:y="16.512cm" svg:viewBox="0 0 0 0" draw:points="0,0">
          <text:p/>
        </draw:polyline>
        <draw:polyline draw:style-name="gr33" draw:layer="layout" svg:width="0cm" svg:height="0cm" svg:x="2.342cm" svg:y="16.449cm" svg:viewBox="0 0 0 0" draw:points="0,0">
          <text:p/>
        </draw:polyline>
        <draw:polyline draw:style-name="gr33" draw:layer="layout" svg:width="0cm" svg:height="0cm" svg:x="2.436cm" svg:y="16.414cm" svg:viewBox="0 0 0 0" draw:points="0,0">
          <text:p/>
        </draw:polyline>
        <draw:polyline draw:style-name="gr33" draw:layer="layout" svg:width="0cm" svg:height="0cm" svg:x="1.229cm" svg:y="14.655cm" svg:viewBox="0 0 0 0" draw:points="0,0">
          <text:p/>
        </draw:polyline>
        <draw:polyline draw:style-name="gr33" draw:layer="layout" svg:width="0cm" svg:height="0cm" svg:x="2.084cm" svg:y="16.564cm" svg:viewBox="0 0 0 0" draw:points="0,0">
          <text:p/>
        </draw:polyline>
        <draw:polyline draw:style-name="gr33" draw:layer="layout" svg:width="0cm" svg:height="0cm" svg:x="2.025cm" svg:y="16.589cm" svg:viewBox="0 0 0 0" draw:points="0,0">
          <text:p/>
        </draw:polyline>
        <draw:polyline draw:style-name="gr33" draw:layer="layout" svg:width="0cm" svg:height="0cm" svg:x="2.018cm" svg:y="16.507cm" svg:viewBox="0 0 0 0" draw:points="0,0">
          <text:p/>
        </draw:polyline>
        <draw:polyline draw:style-name="gr33" draw:layer="layout" svg:width="0cm" svg:height="0cm" svg:x="2.005cm" svg:y="16.553cm" svg:viewBox="0 0 0 0" draw:points="0,0">
          <text:p/>
        </draw:polyline>
        <draw:polyline draw:style-name="gr33" draw:layer="layout" svg:width="0cm" svg:height="0cm" svg:x="2.074cm" svg:y="16.448cm" svg:viewBox="0 0 0 0" draw:points="0,0">
          <text:p/>
        </draw:polyline>
        <draw:polyline draw:style-name="gr33" draw:layer="layout" svg:width="0cm" svg:height="0cm" svg:x="2cm" svg:y="16.436cm" svg:viewBox="0 0 0 0" draw:points="0,0">
          <text:p/>
        </draw:polyline>
        <draw:polyline draw:style-name="gr33" draw:layer="layout" svg:width="0cm" svg:height="0cm" svg:x="2.072cm" svg:y="16.403cm" svg:viewBox="0 0 0 0" draw:points="0,0">
          <text:p/>
        </draw:polyline>
        <draw:polyline draw:style-name="gr33" draw:layer="layout" svg:width="0cm" svg:height="0cm" svg:x="2.033cm" svg:y="16.392cm" svg:viewBox="0 0 0 0" draw:points="0,0">
          <text:p/>
        </draw:polyline>
        <draw:polyline draw:style-name="gr34" draw:layer="layout" svg:width="0cm" svg:height="0cm" svg:x="0.702cm" svg:y="15.733cm" svg:viewBox="0 0 0 0" draw:points="0,0">
          <text:p/>
        </draw:polyline>
        <draw:polyline draw:style-name="gr35" draw:layer="layout" svg:width="0cm" svg:height="0cm" svg:x="0.535cm" svg:y="15.691cm" svg:viewBox="0 0 0 0" draw:points="0,0">
          <text:p/>
        </draw:polyline>
        <draw:polyline draw:style-name="gr36" draw:layer="layout" svg:width="0cm" svg:height="0cm" svg:x="0.532cm" svg:y="15.705cm" svg:viewBox="0 0 0 0" draw:points="0,0">
          <text:p/>
        </draw:polyline>
        <draw:polyline draw:style-name="gr37" draw:layer="layout" svg:width="0cm" svg:height="0cm" svg:x="0.567cm" svg:y="15.36cm" svg:viewBox="0 0 0 0" draw:points="0,0">
          <text:p/>
        </draw:polyline>
        <draw:polyline draw:style-name="gr38" draw:layer="layout" svg:width="0cm" svg:height="0cm" svg:x="0.567cm" svg:y="15.372cm" svg:viewBox="0 0 0 0" draw:points="0,0">
          <text:p/>
        </draw:polyline>
        <draw:path draw:style-name="gr39" draw:layer="layout" svg:width="0.767cm" svg:height="0.502cm" svg:x="19.721cm" svg:y="15.947cm" svg:viewBox="0 0 768 503" svg:d="m0 244c0 11 1 23 2 33 0 0 40 170 236 208 195 36 344 20 450-70 106-89 102-255 17-333-86-77-245-117-484-41-202 65-222 140-221 203zm226-5c-1-21 24-91 106-109 95-20 218-42 259 21 42 63 29 161-160 168s-195-67-204-73c0-1-1-3-1-7z">
          <text:p/>
        </draw:path>
        <draw:polyline draw:style-name="gr40" draw:layer="layout" svg:width="0cm" svg:height="0cm" svg:x="0.556cm" svg:y="15.242cm" svg:viewBox="0 0 0 0" draw:points="0,0">
          <text:p/>
        </draw:polyline>
        <draw:polyline draw:style-name="gr41" draw:layer="layout" svg:width="0cm" svg:height="0cm" svg:x="0.556cm" svg:y="15.257cm" svg:viewBox="0 0 0 0" draw:points="0,0">
          <text:p/>
        </draw:polyline>
        <draw:polygon draw:style-name="gr42" draw:layer="layout" svg:width="0.468cm" svg:height="0.721cm" svg:x="6.25cm" svg:y="19.767cm" svg:viewBox="0 0 469 722" draw:points="0,145 104,282 208,196 189,577 49,562 49,722 469,722 443,543 328,558 398,49 253,0">
          <text:p/>
        </draw:polygon>
        <draw:path draw:style-name="gr43" draw:layer="layout" svg:width="0.643cm" svg:height="0.69cm" svg:x="8.016cm" svg:y="19.812cm" svg:viewBox="0 0 644 691" svg:d="m0 240 63 67c0 0 143-215 259-99 118 120-220 199-245 301s0 182 0 182l567-4-11-269-363 98c0 0 234-91 262-242 20-109-123-335-336-259-214 78 7 141-196 225z">
          <text:p/>
        </draw:path>
        <draw:path draw:style-name="gr18" draw:layer="layout" svg:width="0.772cm" svg:height="0.59cm" svg:x="19.703cm" svg:y="10.724cm" svg:viewBox="0 0 773 591" svg:d="m134 556 150-46c0 0-113-180-39-230 153-105 81 157 81 157l123-8c0 0-77-232 48-244 67-7 117 82 101 144-24 97-94 133-94 133l112 129c0 0 165-42 157-319-6-276-317-286-377-265s-74 90-74 90c0 0-38-34-119-34s-168 52-199 199c-32 147 133 294 130 294z">
          <text:p/>
        </draw:path>
        <draw:polygon draw:style-name="gr39" draw:layer="layout" svg:width="0.721cm" svg:height="0.468cm" svg:x="19.744cm" svg:y="16.535cm" svg:viewBox="0 0 722 469" draw:points="145,469 282,365 196,261 577,280 562,420 722,420 722,0 543,26 558,141 49,71 0,216">
          <text:p/>
        </draw:polygon>
        <draw:path draw:style-name="gr43" draw:layer="layout" svg:width="0.69cm" svg:height="0.643cm" svg:x="19.776cm" svg:y="12.472cm" svg:viewBox="0 0 691 644" svg:d="m240 644 67-63c0 0-215-143-99-259 120-118 199 220 301 245s182 0 182 0l-4-567-269 11 98 363c0 0-91-234-242-262-109-20-335 123-259 336 78 214 141-7 225 196z">
          <text:p/>
        </draw:path>
        <draw:path draw:style-name="gr44" draw:layer="layout" svg:width="0.716cm" svg:height="0.484cm" svg:x="19.768cm" svg:y="7.258cm" svg:viewBox="0 0 717 485" svg:d="m0 15 216-6-80 344 162 27c0 0-99-129-42-255s189-140 300-114 174 194 159 283c-24 128-126 185-126 185l-130-127c0 0 142 23 100-137-30-111-110-99-167-53-80 64 34 218 34 218l-74 105-330-60z">
          <text:p/>
        </draw:path>
        <draw:path draw:style-name="gr20" draw:layer="layout" svg:width="0.684cm" svg:height="0.553cm" svg:x="19.786cm" svg:y="5.524cm" svg:viewBox="0 0 685 554" svg:d="m0 237c0 38 7 79 28 117 32 60 105 205 352 200 246-7 331-225 298-351s-100-200-211-203c-86-1-187 13-200 186-17 205 162 226 162 226 0 0-228 19-276-127s83-215 83-215l-198-19c3 3-38 120-38 186zm436-71c0-40 19-73 68-73 54 0 135 91 65 161s-126-20-132-70c-1-5-1-12-1-18z">
          <text:p/>
        </draw:path>
        <draw:path draw:style-name="gr25" draw:layer="layout" svg:width="0.78cm" svg:height="0.555cm" svg:x="19.709cm" svg:y="3.907cm" svg:viewBox="0 0 781 556" svg:d="m6 556c69 0 266-23 266-23l-116-417 625 150-11-266-770 18z">
          <text:p/>
        </draw:path>
        <draw:frame draw:style-name="gr1" draw:text-style-name="P1" draw:layer="layout" svg:width="2.011cm" svg:height="1.723cm" draw:transform="rotate (-3.14159265358979) translate (19.552cm 2.249cm)">
          <draw:image xlink:href="Pictures/100002010000025300000349F5E5D7C0.png" xlink:type="simple" xlink:show="embed" xlink:actuate="onLoad"/>
          <draw:image xlink:href="Pictures/1000486A00005208000074040FBFF2C0.svg" xlink:type="simple" xlink:show="embed" xlink:actuate="onLoad">
            <text:p/>
          </draw:image>
        </draw:frame>
        <draw:path draw:style-name="gr45" draw:layer="layout" svg:width="0.457cm" svg:height="0.795cm" svg:x="17.753cm" svg:y="0.704cm" svg:viewBox="0 0 458 796" svg:d="m221 796c45 0 92-14 148-46 139-80 93-244 12-341s-254 8-254 8l105-413-196-4-36 719c89 47 153 77 221 77zm-37-97c-118-29-94-123-37-151s125-4 125 66-88 85-88 85z">
          <text:p/>
        </draw:path>
        <draw:polygon draw:style-name="gr42" draw:layer="layout" svg:width="0.721cm" svg:height="0.468cm" svg:x="19.751cm" svg:y="14.253cm" svg:viewBox="0 0 722 469" draw:points="145,469 282,365 196,261 577,280 562,420 722,420 722,0 543,26 558,141 49,71 0,216">
          <text:p/>
        </draw:polygon>
        <draw:polygon draw:style-name="gr43" draw:layer="layout" svg:width="0.721cm" svg:height="0.468cm" svg:x="19.745cm" svg:y="13.167cm" svg:viewBox="0 0 722 469" draw:points="145,469 282,365 196,261 577,280 562,420 722,420 722,0 543,26 558,141 49,71 0,216">
          <text:p/>
        </draw:polygon>
        <draw:polygon draw:style-name="gr18" draw:layer="layout" svg:width="0.721cm" svg:height="0.468cm" svg:x="19.744cm" svg:y="11.352cm" svg:viewBox="0 0 722 469" draw:points="145,469 282,365 196,261 577,280 562,420 722,420 722,0 543,26 558,141 49,71 0,216">
          <text:p/>
        </draw:polygon>
        <draw:polygon draw:style-name="gr42" draw:layer="layout" svg:width="0.721cm" svg:height="0.468cm" svg:x="19.753cm" svg:y="14.859cm" svg:viewBox="0 0 722 469" draw:points="145,469 282,365 196,261 577,280 562,420 722,420 722,0 543,26 558,141 49,71 0,216">
          <text:p/>
        </draw:polygon>
        <draw:polygon draw:style-name="gr44" draw:layer="layout" svg:width="0.721cm" svg:height="0.468cm" svg:x="19.752cm" svg:y="7.816cm" svg:viewBox="0 0 722 469" draw:points="145,469 282,365 196,261 577,280 562,420 722,420 722,0 543,26 558,141 49,71 0,216">
          <text:p/>
        </draw:polygon>
        <draw:polygon draw:style-name="gr25" draw:layer="layout" svg:width="0.721cm" svg:height="0.468cm" svg:x="19.736cm" svg:y="4.536cm" svg:viewBox="0 0 722 469" draw:points="145,469 282,365 196,261 577,280 562,420 722,420 722,0 543,26 558,141 49,71 0,216">
          <text:p/>
        </draw:polygon>
        <draw:polygon draw:style-name="gr45" draw:layer="layout" svg:width="0.468cm" svg:height="0.721cm" svg:x="18.245cm" svg:y="0.698cm" svg:viewBox="0 0 469 722" draw:points="469,577 365,440 261,526 280,145 420,160 420,0 0,0 26,179 141,164 71,673 216,722">
          <text:p/>
        </draw:polygon>
        <draw:polygon draw:style-name="gr20" draw:layer="layout" svg:width="0.721cm" svg:height="0.468cm" svg:x="19.731cm" svg:y="6.118cm" svg:viewBox="0 0 722 469" draw:points="145,469 282,365 196,261 577,280 562,420 722,420 722,0 543,26 558,141 49,71 0,216">
          <text:p/>
        </draw:polygon>
        <draw:path draw:style-name="gr42" draw:layer="layout" svg:width="0.643cm" svg:height="0.69cm" svg:x="14.776cm" svg:y="0.711cm" svg:viewBox="0 0 644 691" svg:d="m644 451-63-67c0 0-143 215-259 99-118-120 220-199 245-301s0-182 0-182l-567 4 11 269 363-98c0 0-234 91-262 242-20 109 123 335 336 259 214-78-7-141 196-225z">
          <text:p/>
        </draw:path>
        <draw:path draw:style-name="gr39" draw:layer="layout" svg:width="0.502cm" svg:height="0.767cm" svg:x="15.974cm" svg:y="0.705cm" svg:viewBox="0 0 503 768" svg:d="m244 768c11 0 23-1 33-2 0 0 170-40 208-236 36-195 20-344-70-450-89-106-255-102-333-17-77 86-117 245-41 484 65 202 140 222 203 221zm-5-226c-21 1-91-24-109-106-20-95-42-218 21-259 63-42 161-29 168 160s-67 195-73 204c-1 0-3 1-7 1z">
          <text:p/>
        </draw:path>
        <draw:path draw:style-name="gr19" draw:layer="layout" svg:width="0.472cm" svg:height="0.736cm" svg:x="8.983cm" svg:y="0.699cm" svg:viewBox="0 0 473 737" svg:d="m430 737 43-559-240-5c4-76 43-154 50-173h-143l31 171-171-4 11 184 148-25-50 161 145-7c0 0-31-79-28-165l150-25-138 444z">
          <text:p/>
        </draw:path>
        <draw:polygon draw:style-name="gr42" draw:layer="layout" svg:width="0.468cm" svg:height="0.721cm" svg:x="14.242cm" svg:y="0.696cm" svg:viewBox="0 0 469 722" draw:points="469,577 365,440 261,526 280,145 420,160 420,0 0,0 26,179 141,164 71,673 216,722">
          <text:p/>
        </draw:polygon>
        <draw:path draw:style-name="gr43" draw:layer="layout" svg:width="0.643cm" svg:height="0.69cm" svg:x="13.164cm" svg:y="0.709cm" svg:viewBox="0 0 644 691" svg:d="m644 451-63-67c0 0-143 215-259 99-118-120 220-199 245-301s0-182 0-182l-567 4 11 269 363-98c0 0-234 91-262 242-20 109 123 335 336 259 214-78-7-141 196-225z">
          <text:p/>
        </draw:path>
        <draw:path draw:style-name="gr44" draw:layer="layout" svg:width="0.484cm" svg:height="0.716cm" svg:x="7.234cm" svg:y="0.689cm" svg:viewBox="0 0 485 717" svg:d="m15 717-6-216 344 80 27-162c0 0-129 99-255 42s-140-189-114-300 194-174 283-159c128 24 185 126 185 126l-127 130c0 0 23-142-137-100-111 30-99 110-53 167 64 80 218-34 218-34l105 74-60 330z">
          <text:p/>
        </draw:path>
        <draw:path draw:style-name="gr20" draw:layer="layout" svg:width="0.553cm" svg:height="0.684cm" svg:x="5.491cm" svg:y="0.689cm" svg:viewBox="0 0 554 685" svg:d="m237 685c38 0 79-7 117-28 60-32 205-105 200-352-7-246-225-331-351-298s-200 100-203 211c-1 86 13 187 186 200 205 17 226-162 226-162 0 0 19 228-127 276s-215-83-215-83l-19 198c3-3 120 38 186 38zm-71-436c-40 0-73-19-73-68 0-54 91-135 161-65s-20 126-70 132c-5 1-12 1-18 1z">
          <text:p/>
        </draw:path>
        <draw:path draw:style-name="gr30" draw:layer="layout" svg:width="0.508cm" svg:height="0.795cm" svg:x="1.515cm" svg:y="0.702cm" svg:viewBox="0 0 509 796" svg:d="m237 796c69-1 198-45 211-172s-84-147-84-147c0 0 150-32 145-238-6-204-105-242-237-239-160 4-246 63-270 232-23 169 146 251 129 251s-89 65-70 174 107 140 176 139zm-38-134c-24 0-33-10-49-32-21-29-13-48 10-82 25-34 99-32 112 24 12 56-43 87-43 87-12 2-22 3-30 3zm45-332c-88 22-86-40-106-91-20-47-3-76 27-111 32-40 153-57 157 44 16 113 12 136-78 158z">
          <text:p/>
        </draw:path>
        <draw:path draw:style-name="gr45" draw:layer="layout" svg:width="0.795cm" svg:height="0.457cm" svg:x="0.568cm" svg:y="2.875cm" svg:viewBox="0 0 796 458" svg:d="m796 237c0-45-14-92-46-148-80-139-244-93-341-12s8 254 8 254l-413-105-4 196 719 36c47-89 77-153 77-221zm-97 37c-29 118-123 94-151 37s-4-125 66-125 85 88 85 88z">
          <text:p/>
        </draw:path>
        <draw:path draw:style-name="gr20" draw:layer="layout" svg:width="0.643cm" svg:height="0.69cm" svg:x="6.123cm" svg:y="0.711cm" svg:viewBox="0 0 644 691" svg:d="m644 451-63-67c0 0-143 215-259 99-118-120 220-199 245-301s0-182 0-182l-567 4 11 269 363-98c0 0-234 91-262 242-20 109 123 335 336 259 214-78-7-141 196-225z">
          <text:p/>
        </draw:path>
        <draw:path draw:style-name="gr30" draw:layer="layout" svg:width="0.643cm" svg:height="0.69cm" svg:x="2.122cm" svg:y="0.696cm" svg:viewBox="0 0 644 691" svg:d="m644 451-63-67c0 0-143 215-259 99-118-120 220-199 245-301s0-182 0-182l-567 4 11 269 363-98c0 0-234 91-262 242-20 109 123 335 336 259 214-78-7-141 196-225z">
          <text:p/>
        </draw:path>
        <draw:path draw:style-name="gr44" draw:layer="layout" svg:width="0.643cm" svg:height="0.69cm" svg:x="7.82cm" svg:y="0.698cm" svg:viewBox="0 0 644 691" svg:d="m644 451-63-67c0 0-143 215-259 99-118-120 220-199 245-301s0-182 0-182l-567 4 11 269 363-98c0 0-234 91-262 242-20 109 123 335 336 259 214-78-7-141 196-225z">
          <text:p/>
        </draw:path>
        <draw:path draw:style-name="gr39" draw:layer="layout" svg:width="0.643cm" svg:height="0.69cm" svg:x="16.547cm" svg:y="0.711cm" svg:viewBox="0 0 644 691" svg:d="m644 451-63-67c0 0-143 215-259 99-118-120 220-199 245-301s0-182 0-182l-567 4 11 269 363-98c0 0-234 91-262 242-20 109 123 335 336 259 214-78-7-141 196-225z">
          <text:p/>
        </draw:path>
        <draw:path draw:style-name="gr43" draw:layer="layout" svg:width="0.643cm" svg:height="0.69cm" svg:x="12.461cm" svg:y="0.71cm" svg:viewBox="0 0 644 691" svg:d="m644 451-63-67c0 0-143 215-259 99-118-120 220-199 245-301s0-182 0-182l-567 4 11 269 363-98c0 0-234 91-262 242-20 109 123 335 336 259 214-78-7-141 196-225z">
          <text:p/>
        </draw:path>
        <draw:path draw:style-name="gr46" draw:layer="layout" svg:width="0.643cm" svg:height="0.689cm" svg:x="9.578cm" svg:y="0.712cm" svg:viewBox="0 0 644 690" svg:d="m644 450-63-66c0 0-143 215-259 99-118-120 220-200 245-301 25-102 0-182 0-182l-567 3 11 269 363-97c0 0-233 91-262 241-20 110 123 335 336 259 214-77-6-140 196-225z">
          <text:p/>
        </draw:path>
        <draw:path draw:style-name="gr45" draw:layer="layout" svg:width="0.69cm" svg:height="0.643cm" svg:x="0.575cm" svg:y="2.181cm" svg:viewBox="0 0 691 644" svg:d="m451 0-67 63c0 0 215 143 99 259-120 118-199-220-301-245s-182 0-182 0l4 567 269-11-98-363c0 0 91 234 242 262 109 20 335-123 259-336-78-214-141 7-225-196z">
          <text:p/>
        </draw:path>
        <draw:path draw:style-name="gr46" draw:layer="layout" svg:width="0.772cm" svg:height="0.59cm" svg:x="0.575cm" svg:y="11.002cm" svg:viewBox="0 0 773 591" svg:d="m639 35-150 46c0 0 113 180 39 230-153 105-81-157-81-157l-123 8c0 0 77 232-48 244-67 7-117-82-101-144 24-97 94-133 94-133l-112-129c0 0-165 42-157 319 6 276 317 286 377 265s74-90 74-90c0 0 38 34 119 34s168-52 199-199c32-147-133-294-130-294z">
          <text:p/>
        </draw:path>
        <draw:path draw:style-name="gr19" draw:layer="layout" svg:width="0.736cm" svg:height="0.472cm" svg:x="0.579cm" svg:y="11.669cm" svg:viewBox="0 0 737 473" svg:d="m737 43-559-43-5 240c-76-4-154-43-173-50v143l171-31-4 171 184-11-25-148 161 50-7-145c0 0-79 31-165 28l-25-150 444 138z">
          <text:p/>
        </draw:path>
        <draw:polygon draw:style-name="gr42" draw:layer="layout" svg:width="0.721cm" svg:height="0.468cm" svg:x="0.566cm" svg:y="6.505cm" svg:viewBox="0 0 722 469" draw:points="577,0 440,104 526,208 145,189 160,49 0,49 0,469 179,443 164,328 673,398 722,253">
          <text:p/>
        </draw:polygon>
        <draw:path draw:style-name="gr44" draw:layer="layout" svg:width="0.716cm" svg:height="0.484cm" svg:x="0.555cm" svg:y="13.468cm" svg:viewBox="0 0 717 485" svg:d="m717 470-216 6 80-344-162-27c0 0 99 129 42 255s-189 140-300 114-174-194-159-283c24-128 126-185 126-185l130 127c0 0-142-23-100 137 30 111 110 99 167 53 80-64-34-218-34-218l74-105 330 60z">
          <text:p/>
        </draw:path>
        <draw:path draw:style-name="gr25" draw:layer="layout" svg:width="0.555cm" svg:height="0.78cm" svg:x="2.779cm" svg:y="16.33cm" svg:viewBox="0 0 556 781" svg:d="m0 6c0 69 23 266 23 266l417-116-150 625 266-11-18-770z">
          <text:p/>
        </draw:path>
        <draw:path draw:style-name="gr30" draw:layer="layout" svg:width="0.508cm" svg:height="0.795cm" svg:x="4.657cm" svg:y="16.306cm" svg:viewBox="0 0 509 796" svg:d="m272 0c-69 1-198 45-211 172s84 147 84 147c0 0-150 32-145 238 6 204 105 242 237 239 160-4 246-63 270-232 23-169-146-251-129-251s89-65 70-174-107-140-176-139zm38 134c24 0 33 10 49 32 21 29 13 48-10 82-25 34-99 32-112-24-12-56 43-87 43-87 12-2 22-3 30-3zm-45 332c88-22 86 40 106 91 20 47 3 76-27 111-32 40-153 57-157-44-16-113-12-136 78-158z">
          <text:p/>
        </draw:path>
        <draw:path draw:style-name="gr45" draw:layer="layout" svg:width="0.458cm" svg:height="0.795cm" svg:x="6.442cm" svg:y="16.313cm" svg:viewBox="0 0 459 796" svg:d="m238 0c-46 0-92 14-149 46-138 80-93 244-12 341s255-8 255-8l-105 413 195 4 37-719c-90-47-154-77-221-77zm36 97c119 29 94 123 38 151s-125 4-125-66 87-85 87-85z">
          <text:p/>
        </draw:path>
        <draw:path draw:style-name="gr39" draw:layer="layout" svg:width="0.767cm" svg:height="0.502cm" svg:x="0.563cm" svg:y="4.741cm" svg:viewBox="0 0 768 503" svg:d="m768 259c0-11-1-23-2-33 0 0-40-170-236-208-195-36-344-20-450 70s-102 256-17 333c86 77 245 117 484 41 202-65 222-139 221-203zm-226 5c1 21-24 91-106 109-95 20-218 42-259-21-42-63-29-161 160-168s195 67 204 73c0 1 1 4 1 7z">
          <text:p/>
        </draw:path>
        <draw:path draw:style-name="gr44" draw:layer="layout" svg:width="0.772cm" svg:height="0.59cm" svg:x="0.561cm" svg:y="12.804cm" svg:viewBox="0 0 773 591" svg:d="m639 35-150 46c0 0 113 180 39 230-153 105-81-157-81-157l-123 8c0 0 77 232-48 244-67 7-117-82-101-144 24-97 94-133 94-133l-112-129c0 0-165 42-157 319 6 276 317 286 377 265s74-90 74-90c0 0 38 34 119 34s168-52 199-199c32-147-133-294-130-294z">
          <text:p/>
        </draw:path>
        <draw:path draw:style-name="gr18" draw:layer="layout" svg:width="0.772cm" svg:height="0.59cm" svg:x="0.576cm" svg:y="9.201cm" svg:viewBox="0 0 773 591" svg:d="m639 35-150 46c0 0 113 180 39 230-153 105-81-157-81-157l-123 8c0 0 77 232-48 244-67 7-117-82-101-144 24-97 94-133 94-133l-112-129c0 0-165 42-157 319 6 276 317 286 377 265s74-90 74-90c0 0 38 34 119 34s168-52 199-199c32-147-133-294-130-294z">
          <text:p/>
        </draw:path>
        <draw:path draw:style-name="gr18" draw:layer="layout" svg:width="0.772cm" svg:height="0.59cm" svg:x="0.567cm" svg:y="9.845cm" svg:viewBox="0 0 773 591" svg:d="m639 35-150 46c0 0 113 180 39 230-153 105-81-157-81-157l-123 8c0 0 77 232-48 244-67 7-117-82-101-144 24-97 94-133 94-133l-112-129c0 0-165 42-157 319 6 276 317 286 377 265s74-90 74-90c0 0 38 34 119 34s168-52 199-199c32-147-133-294-130-294z">
          <text:p/>
        </draw:path>
        <draw:path draw:style-name="gr39" draw:layer="layout" svg:width="0.772cm" svg:height="0.59cm" svg:x="0.561cm" svg:y="4.068cm" svg:viewBox="0 0 773 591" svg:d="m639 35-150 46c0 0 113 180 39 230-153 105-81-157-81-157l-123 8c0 0 77 232-48 244-67 7-117-82-101-144 24-97 94-133 94-133l-112-129c0 0-165 42-157 319 6 276 317 286 377 265s74-90 74-90c0 0 38 34 119 34s168-52 199-199c32-147-133-294-130-294z">
          <text:p/>
        </draw:path>
        <draw:path draw:style-name="gr30" draw:layer="layout" svg:width="0.59cm" svg:height="0.773cm" svg:x="4.009cm" svg:y="16.319cm" svg:viewBox="0 0 591 774" svg:d="m35 133 46 151c0 0 180-113 230-39 105 153-157 81-157 81l8 122c0 0 232-77 244 48 7 68-82 117-144 102-97-24-133-94-133-94l-129 112c0 0 42 164 319 157 276-7 286-318 265-378s-90-74-90-74c0 0 34-37 34-118s-52-168-199-199c-147-33-294 132-294 129z">
          <text:p/>
        </draw:path>
        <draw:path draw:style-name="gr42" draw:layer="layout" svg:width="0.772cm" svg:height="0.59cm" svg:x="0.567cm" svg:y="5.88cm" svg:viewBox="0 0 773 591" svg:d="m639 35-150 46c0 0 113 180 39 230-153 105-81-157-81-157l-123 8c0 0 77 232-48 244-67 7-117-82-101-144 24-97 94-133 94-133l-112-129c0 0-165 42-157 319 6 276 317 286 377 265s74-90 74-90c0 0 38 34 119 34s168-52 199-199c32-147-133-294-130-294z">
          <text:p/>
        </draw:path>
        <draw:path draw:style-name="gr25" draw:layer="layout" svg:width="0.59cm" svg:height="0.772cm" svg:x="2.171cm" svg:y="16.352cm" svg:viewBox="0 0 591 773" svg:d="m35 134 46 150c0 0 180-113 230-39 105 153-157 81-157 81l8 123c0 0 232-77 244 48 7 67-82 117-144 101-97-24-133-94-133-94l-129 112c0 0 42 165 319 157 276-6 286-317 265-377s-90-74-90-74c0 0 34-38 34-119s-52-168-199-199c-147-32-294 133-294 130z">
          <text:p/>
        </draw:path>
        <draw:path draw:style-name="gr45" draw:layer="layout" svg:width="0.59cm" svg:height="0.773cm" svg:x="5.795cm" svg:y="16.331cm" svg:viewBox="0 0 591 774" svg:d="m35 133 46 151c0 0 180-113 230-39 105 153-157 81-157 81l8 122c0 0 232-77 244 48 7 68-82 117-144 102-97-24-133-94-133-94l-129 112c0 0 42 164 319 157 276-7 286-318 265-378s-90-74-90-74c0 0 34-37 34-118s-52-168-199-199c-147-33-294 132-294 129z">
          <text:p/>
        </draw:path>
        <draw:path draw:style-name="gr18" draw:layer="layout" svg:width="0.59cm" svg:height="0.772cm" svg:x="13.316cm" svg:y="16.347cm" svg:viewBox="0 0 591 773" svg:d="m35 134 46 150c0 0 180-113 230-39 105 153-157 81-157 81l8 123c0 0 232-77 244 48 7 67-82 117-144 101-97-24-133-94-133-94l-129 112c0 0 42 165 319 157 276-6 286-317 265-377s-90-74-90-74c0 0 34-38 34-119s-52-168-199-199c-147-32-294 133-294 130z">
          <text:p/>
        </draw:path>
        <draw:path draw:style-name="gr47" draw:layer="layout" svg:width="0.472cm" svg:height="0.736cm" svg:x="7.624cm" svg:y="16.353cm" svg:viewBox="0 0 473 737" svg:d="m43 0-43 559 240 5c-4 76-43 154-50 173h143l-31-171 171 4-11-184-148 25 50-161-145 7c0 0 31 79 28 165l-150 25 138-444z">
          <text:p/>
        </draw:path>
        <draw:path draw:style-name="gr43" draw:layer="layout" svg:width="0.643cm" svg:height="0.69cm" svg:x="11.53cm" svg:y="16.402cm" svg:viewBox="0 0 644 691" svg:d="m0 240 63 67c0 0 143-215 259-99 118 120-220 199-245 301s0 182 0 182l567-4-11-269-363 98c0 0 234-91 262-242 20-109-123-335-336-259-214 78 7 141-196 225z">
          <text:p/>
        </draw:path>
        <draw:path draw:style-name="gr20" draw:layer="layout" svg:width="0.684cm" svg:height="0.553cm" svg:x="16.337cm" svg:y="12.491cm" svg:viewBox="0 0 685 554" svg:d="m0 237c0 38 7 79 28 117 32 60 105 205 352 200 246-7 331-225 298-351s-100-200-211-203c-86-1-187 13-200 186-17 205 162 226 162 226 0 0-228 19-276-127s83-215 83-215l-198-19c3 3-38 120-38 186zm436-71c0-40 19-73 68-73 54 0 135 91 65 161s-126-20-132-70c-1-5-1-12-1-18z">
          <text:p/>
        </draw:path>
        <draw:path draw:style-name="gr25" draw:layer="layout" svg:width="0.78cm" svg:height="0.555cm" svg:x="16.267cm" svg:y="10.847cm" svg:viewBox="0 0 781 556" svg:d="m6 556c69 0 266-23 266-23l-116-417 625 150-11-266-770 18z">
          <text:p/>
        </draw:path>
        <draw:path draw:style-name="gr30" draw:layer="layout" svg:width="0.795cm" svg:height="0.508cm" svg:x="16.244cm" svg:y="9.044cm" svg:viewBox="0 0 796 509" svg:d="m0 237c1 69 45 198 172 211s147-84 147-84c0 0 32 150 238 145 204-6 242-105 239-237-4-160-63-246-232-270-169-23-251 146-251 129s-65-89-174-70-140 107-139 176zm134-38c0-24 10-33 32-49 29-21 48-13 82 10 34 25 32 99-24 112-56 12-87-43-87-43-2-12-3-22-3-30zm332 45c-22-88 40-86 91-106 47-20 76-3 111 27 40 32 57 153-44 157-113 16-136 12-158-78z">
          <text:p/>
        </draw:path>
        <draw:path draw:style-name="gr45" draw:layer="layout" svg:width="0.795cm" svg:height="0.457cm" svg:x="16.217cm" svg:y="7.438cm" svg:viewBox="0 0 796 458" svg:d="m0 221c0 45 14 92 46 148 80 139 244 93 341 12s-8-254-8-254l413 105 4-196-719-36c-47 89-77 153-77 221zm97-37c29-118 123-94 151-37s4 125-66 125-85-88-85-88z">
          <text:p/>
        </draw:path>
        <draw:path draw:style-name="gr39" draw:layer="layout" svg:width="0.502cm" svg:height="0.767cm" svg:x="8.125cm" svg:y="16.319cm" svg:viewBox="0 0 503 768" svg:d="m259 0c-11 0-23 1-33 2 0 0-170 40-208 236-36 195-20 344 70 450 89 106 255 102 333 17 77-86 117-245 41-484-65-202-140-222-203-221zm5 226c21-1 91 24 109 106 20 95 42 218-21 259-63 42-161 29-168-160s67-195 73-204c1 0 3-1 7-1z">
          <text:p/>
        </draw:path>
        <draw:path draw:style-name="gr48" draw:layer="layout" svg:width="0.472cm" svg:height="0.736cm" svg:x="11.021cm" svg:y="16.352cm" svg:viewBox="0 0 473 737" svg:d="m43 0-43 559 240 5c-4 76-43 154-50 173h143l-31-171 171 4-11-184-148 25 50-161-145 7c0 0 31 79 28 165l-150 25 138-444z">
          <text:p/>
        </draw:path>
        <draw:path draw:style-name="gr49" draw:layer="layout" svg:width="0.472cm" svg:height="0.736cm" svg:x="12.794cm" svg:y="16.369cm" svg:viewBox="0 0 473 737" svg:d="m43 0-43 559 240 5c-4 76-43 154-50 173h143l-31-171 171 4-11-184-148 25 50-161-145 7c0 0 31 79 28 165l-150 25 138-444z">
          <text:p/>
        </draw:path>
        <draw:path draw:style-name="gr50" draw:layer="layout" svg:width="0.736cm" svg:height="0.472cm" svg:x="16.291cm" svg:y="9.602cm" svg:viewBox="0 0 737 473" svg:d="m0 430 559 43 5-240c76 4 154 43 173 50v-143l-171 31 4-171-184 11 25 148-161-50 7 145c0 0 79-31 165-28l25 150-444-138z">
          <text:p/>
        </draw:path>
        <draw:path draw:style-name="gr51" draw:layer="layout" svg:width="0.736cm" svg:height="0.472cm" svg:x="16.292cm" svg:y="13.099cm" svg:viewBox="0 0 737 473" svg:d="m0 430 559 43 5-240c76 4 154 43 173 50v-143l-171 31 4-171-184 11 25 148-161-50 7 145c0 0 79-31 165-28l25 150-444-138z">
          <text:p/>
        </draw:path>
        <draw:path draw:style-name="gr52" draw:layer="layout" svg:width="0.736cm" svg:height="0.472cm" svg:x="16.291cm" svg:y="11.313cm" svg:viewBox="0 0 737 473" svg:d="m0 430 559 43 5-240c76 4 154 43 173 50v-143l-171 31 4-171-184 11 25 148-161-50 7 145c0 0 79-31 165-28l25 150-444-138z">
          <text:p/>
        </draw:path>
        <draw:path draw:style-name="gr53" draw:layer="layout" svg:width="0.736cm" svg:height="0.472cm" svg:x="16.262cm" svg:y="7.93cm" svg:viewBox="0 0 737 473" svg:d="m0 430 559 43 5-240c76 4 154 43 173 50v-143l-171 31 4-171-184 11 25 148-161-50 7 145c0 0 79-31 165-28l25 150-444-138z">
          <text:p/>
        </draw:path>
        <draw:path draw:style-name="gr19" draw:layer="layout" svg:width="0.472cm" svg:height="0.736cm" svg:x="15.723cm" svg:y="16.355cm" svg:viewBox="0 0 473 737" svg:d="m43 0-43 559 240 5c-4 76-43 154-50 173h143l-31-171 171 4-11-184-148 25 50-161-145 7c0 0 31 79 28 165l-150 25 138-444z">
          <text:p/>
        </draw:path>
        <draw:path draw:style-name="gr19" draw:layer="layout" svg:width="0.472cm" svg:height="0.736cm" svg:x="15.166cm" svg:y="16.353cm" svg:viewBox="0 0 473 737" svg:d="m43 0-43 559 240 5c-4 76-43 154-50 173h143l-31-171 171 4-11-184-148 25 50-161-145 7c0 0 31 79 28 165l-150 25 138-444z">
          <text:p/>
        </draw:path>
        <draw:path draw:style-name="gr43" draw:layer="layout" svg:width="0.484cm" svg:height="0.716cm" svg:x="13.27cm" svg:y="4.158cm" svg:viewBox="0 0 485 717" svg:d="m14 717-5-216 344 80 27-161c0 0-129 98-255 42-126-58-140-190-114-300s194-175 282-160c129 25 186 126 186 126l-127 130c0 0 23-142-137-100-111 30-99 110-53 167 64 80 218-34 218-34l105 74-60 330z">
          <text:p/>
        </draw:path>
        <draw:path draw:style-name="gr18" draw:layer="layout" svg:width="0.59cm" svg:height="0.772cm" svg:x="10.818cm" svg:y="4.167cm" svg:viewBox="0 0 591 773" svg:d="m556 639-46-150c0 0-180 113-230 39-105-153 157-81 157-81l-8-123c0 0-232 77-244-48-7-67 82-117 144-101 97 24 133 94 133 94l129-112c0 0-42-165-319-157-276 6-286 317-265 377s90 74 90 74c0 0-34 38-34 119s52 168 199 199c147 32 294-133 294-130z">
          <text:p/>
        </draw:path>
        <draw:polygon draw:style-name="gr42" draw:layer="layout" svg:width="0.468cm" svg:height="0.721cm" svg:x="14.331cm" svg:y="4.135cm" svg:viewBox="0 0 469 722" draw:points="469,577 365,440 261,526 280,145 420,160 420,0 0,0 26,179 141,164 71,673 216,722">
          <text:p/>
        </draw:polygon>
        <draw:path draw:style-name="gr43" draw:layer="layout" svg:width="0.643cm" svg:height="0.69cm" svg:x="12.523cm" svg:y="4.151cm" svg:viewBox="0 0 644 691" svg:d="m644 451-63-67c0 0-143 215-259 99-118-120 220-199 245-301s0-182 0-182l-567 4 11 269 363-98c0 0-234 91-262 242-20 109 123 335 336 259 214-78-7-141 196-225z">
          <text:p/>
        </draw:path>
        <draw:frame draw:style-name="gr1" draw:text-style-name="P1" draw:layer="layout" svg:width="2.622cm" svg:height="2.749cm" draw:transform="rotate (-3.14159265358979) translate (7.223cm 6.271cm)">
          <draw:image xlink:href="Pictures/100002010000025300000349BB66A136.png" xlink:type="simple" xlink:show="embed" xlink:actuate="onLoad"/>
          <draw:image xlink:href="Pictures/10009C940000522400007420A958C145.svg" xlink:type="simple" xlink:show="embed" xlink:actuate="onLoad">
            <text:p/>
          </draw:image>
        </draw:frame>
        <draw:path draw:style-name="gr20" draw:layer="layout" svg:width="0.553cm" svg:height="0.684cm" svg:x="5.054cm" svg:y="4.144cm" svg:viewBox="0 0 554 685" svg:d="m237 685c38 0 79-7 117-28 60-32 205-105 200-352-7-246-225-331-351-298s-200 100-203 211c-1 86 13 187 186 200 205 17 226-162 226-162 0 0 19 228-127 276s-215-83-215-83l-19 198c3-3 120 38 186 38zm-71-436c-40 0-73-19-73-68 0-54 91-135 161-65s-20 126-70 132c-5 1-12 1-18 1z">
          <text:p/>
        </draw:path>
        <draw:path draw:style-name="gr25" draw:layer="layout" svg:width="0.78cm" svg:height="0.555cm" svg:x="4.05cm" svg:y="6.196cm" svg:viewBox="0 0 781 556" svg:d="m775 0c-69 0-266 23-266 23l116 417-625-150 11 266 770-18z">
          <text:p/>
        </draw:path>
        <draw:frame draw:style-name="gr1" draw:text-style-name="P1" draw:layer="layout" svg:width="1.72cm" svg:height="2.143cm" draw:transform="rotate (-1.5707963267949) translate (6.533cm 7.17cm)">
          <draw:image xlink:href="Pictures/100002010000025300000349C941F813.png" xlink:type="simple" xlink:show="embed" xlink:actuate="onLoad"/>
          <draw:image xlink:href="Pictures/100025570000520800007404D5F94506.svg" xlink:type="simple" xlink:show="embed" xlink:actuate="onLoad">
            <text:p/>
          </draw:image>
        </draw:frame>
        <draw:path draw:style-name="gr30" draw:layer="layout" svg:width="0.795cm" svg:height="0.508cm" svg:x="4.045cm" svg:y="8.164cm" svg:viewBox="0 0 796 509" svg:d="m796 272c-1-69-45-198-172-211s-147 84-147 84c0 0-32-150-238-145-204 6-242 105-239 237 4 160 63 246 232 270 169 23 251-146 251-129s65 89 174 70 140-107 139-176zm-134 38c0 24-10 33-32 49-29 21-48 13-82-10-34-25-32-99 24-112 56-12 87 43 87 43 2 12 3 22 3 30zm-332-45c22 88-40 86-91 106-47 20-76 3-111-27-40-32-57-153 44-157 113-16 136-12 158 78z">
          <text:p/>
        </draw:path>
        <draw:path draw:style-name="gr42" draw:layer="layout" svg:width="0.484cm" svg:height="0.716cm" svg:x="14.894cm" svg:y="4.114cm" svg:viewBox="0 0 485 717" svg:d="m15 717-6-216 344 80 27-162c0 0-129 99-255 42s-140-189-114-300 194-174 283-159c128 24 185 126 185 126l-127 130c0 0 23-142-137-100-111 30-99 110-53 167 64 80 218-34 218-34l105 74-60 330z">
          <text:p/>
        </draw:path>
        <draw:path draw:style-name="gr18" draw:layer="layout" svg:width="0.484cm" svg:height="0.716cm" svg:x="11.496cm" svg:y="4.143cm" svg:viewBox="0 0 485 717" svg:d="m15 717-6-216 344 80 27-162c0 0-129 99-255 42s-140-189-114-300 194-174 283-159c128 24 185 126 185 126l-127 130c0 0 23-142-137-100-111 30-99 110-53 167 64 80 218-34 218-34l105 74-60 330z">
          <text:p/>
        </draw:path>
        <draw:path draw:style-name="gr44" draw:layer="layout" svg:width="0.484cm" svg:height="0.716cm" svg:x="7.969cm" svg:y="4.157cm" svg:viewBox="0 0 485 717" svg:d="m15 717-6-216 344 80 27-162c0 0-129 99-255 42s-140-189-114-300 194-174 283-159c128 24 185 126 185 126l-127 130c0 0 23-142-137-100-111 30-99 110-53 167 64 80 218-34 218-34l105 74-60 330z">
          <text:p/>
        </draw:path>
        <draw:path draw:style-name="gr44" draw:layer="layout" svg:width="0.484cm" svg:height="0.716cm" svg:x="7.382cm" svg:y="4.158cm" svg:viewBox="0 0 485 717" svg:d="m15 717-6-216 344 80 27-162c0 0-129 99-255 42s-140-189-114-300 194-174 283-159c128 24 185 126 185 126l-127 130c0 0 23-142-137-100-111 30-99 110-53 167 64 80 218-34 218-34l105 74-60 330z">
          <text:p/>
        </draw:path>
        <draw:path draw:style-name="gr25" draw:layer="layout" svg:width="0.716cm" svg:height="0.484cm" svg:x="4.061cm" svg:y="5.647cm" svg:viewBox="0 0 717 485" svg:d="m717 470-216 6 80-344-162-27c0 0 99 129 42 255s-189 140-300 114-174-194-159-283c24-128 126-185 126-185l130 127c0 0-142-23-100 137 30 111 110 99 167 53 80-64-34-218-34-218l74-105 330 60z">
          <text:p/>
        </draw:path>
        <draw:path draw:style-name="gr30" draw:layer="layout" svg:width="0.716cm" svg:height="0.484cm" svg:x="4.046cm" svg:y="7.594cm" svg:viewBox="0 0 717 485" svg:d="m717 470-216 6 80-344-162-27c0 0 99 129 42 255s-189 140-300 114-174-194-159-283c24-128 126-185 126-185l130 127c0 0-142-23-100 137 30 111 110 99 167 53 80-64-34-218-34-218l74-105 330 60z">
          <text:p/>
        </draw:path>
        <draw:path draw:style-name="gr20" draw:layer="layout" svg:width="0.484cm" svg:height="0.716cm" svg:x="5.684cm" svg:y="4.128cm" svg:viewBox="0 0 485 717" svg:d="m15 717-6-216 344 80 27-162c0 0-129 99-255 42s-140-189-114-300 194-174 283-159c128 24 185 126 185 126l-127 130c0 0 23-142-137-100-111 30-99 110-53 167 64 80 218-34 218-34l105 74-60 330z">
          <text:p/>
        </draw:path>
        <draw:path draw:style-name="gr39" draw:layer="layout" svg:width="0.684cm" svg:height="0.553cm" svg:x="4.06cm" svg:y="11.642cm" svg:viewBox="0 0 685 554" svg:d="m685 317c0-38-7-79-28-117-32-60-105-205-352-200-246 7-331 225-298 351s100 200 211 203c86 1 187-13 200-186 17-205-162-226-162-226 0 0 228-19 276 127s-83 215-83 215l198 19c-3-3 38-120 38-186zm-436 71c0 40-19 73-68 73-54 0-135-91-65-161s126 20 132 70c1 5 1 12 1 18z">
          <text:p/>
        </draw:path>
        <draw:path draw:style-name="gr42" draw:layer="layout" svg:width="0.553cm" svg:height="0.684cm" svg:x="5.764cm" svg:y="12.957cm" svg:viewBox="0 0 554 685" svg:d="m317 0c-38 0-79 7-117 28-60 32-205 105-200 352 7 246 225 331 351 298s200-100 203-211c1-86-13-187-186-200-205-17-226 162-226 162 0 0-19-228 127-276s215 83 215 83l19-198c-3 3-120-38-186-38zm71 436c40 0 73 19 73 68 0 54-91 135-161 65s20-126 70-132c5-1 12-1 18-1z">
          <text:p/>
        </draw:path>
        <draw:path draw:style-name="gr43" draw:layer="layout" svg:width="0.553cm" svg:height="0.684cm" svg:x="7.593cm" svg:y="12.974cm" svg:viewBox="0 0 554 685" svg:d="m317 0c-38 0-79 7-117 28-60 32-205 105-200 352 7 246 225 331 351 298s200-100 203-211c1-86-13-187-186-200-205-17-226 162-226 162 0 0-19-228 127-276s215 83 215 83l19-198c-3 3-120-38-186-38zm71 436c40 0 73 19 73 68 0 54-91 135-161 65s20-126 70-132c5-1 12-1 18-1z">
          <text:p/>
        </draw:path>
        <draw:path draw:style-name="gr54" draw:layer="layout" svg:width="0.772cm" svg:height="0.955cm" svg:x="11.833cm" svg:y="11.417cm" svg:viewBox="0 0 773 956" svg:d="m442 0c-52 0-110 9-162 39-85 44-288 146-280 491 9 345 314 462 490 417s280-140 283-295c1-120-17-261-260-280-286-23-315 228-315 228 0 0-26-319 178-387s299 116 299 116l27-276c-3 4-167-53-260-53zm99 609c57 0 102 26 102 94 0 76-127 189-224 91s28-176 97-184c8-1 17-1 25-1z">
          <text:p/>
        </draw:path>
        <draw:path draw:style-name="gr39" draw:layer="layout" svg:width="0.767cm" svg:height="0.502cm" svg:x="4.042cm" svg:y="12.291cm" svg:viewBox="0 0 768 503" svg:d="m768 259c0-11-1-23-2-33 0 0-40-170-236-208-195-36-344-20-450 70-106 89-102 255-17 333 86 77 245 117 484 41 202-65 222-140 221-203zm-226 5c1 21-24 91-106 109-95 20-218 42-259-21-42-63-29-161 160-168s195 67 204 73c0 1 1 3 1 7z">
          <text:p/>
        </draw:path>
        <draw:polygon draw:style-name="gr42" draw:layer="layout" svg:width="0.468cm" svg:height="0.721cm" svg:x="6.397cm" svg:y="12.899cm" svg:viewBox="0 0 469 722" draw:points="0,145 104,282 208,196 189,577 49,562 49,722 469,722 443,543 328,558 398,49 253,0">
          <text:p/>
        </draw:polygon>
        <draw:path draw:style-name="gr43" draw:layer="layout" svg:width="0.643cm" svg:height="0.69cm" svg:x="8.206cm" svg:y="12.96cm" svg:viewBox="0 0 644 691" svg:d="m0 240 63 67c0 0 143-215 259-99 118 120-220 199-245 301s0 182 0 182l567-4-11-269-363 98c0 0 234-91 262-242 20-109-123-335-336-259-214 78 7 141-196 225z">
          <text:p/>
        </draw:path>
        <draw:path draw:style-name="gr54" draw:layer="layout" svg:width="0.825cm" svg:height="1.079cm" svg:x="12.77cm" svg:y="11.364cm" svg:viewBox="0 0 826 1080" svg:d="m49 187 64 210c0 0 252-158 321-54 147 213-219 112-219 112l11 172c0 0 324-108 341 66 9 95-114 164-201 143-136-34-185-132-185-132l-181 156c0 0 59 230 445 220s400-444 371-527-127-104-127-104c0 0 48-52 48-165s-73-235-278-278c-206-45-410 185-410 181z">
          <text:p/>
        </draw:path>
        <draw:frame draw:style-name="gr1" draw:text-style-name="P1" draw:layer="layout" svg:width="1.477cm" svg:height="2.063cm" draw:transform="rotate (1.5707963267949) translate (18.554cm 19.182cm)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1.476cm" svg:height="2.063cm" draw:transform="rotate (1.5707963267949) translate (18.52cm 10.488cm)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1.476cm" svg:height="2.062cm" draw:transform="rotate (1.5707963267949) translate (18.593cm 3.65cm)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1.477cm" svg:height="2.063cm" svg:x="12.444cm" svg:y="18.557cm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1.477cm" svg:height="2.062cm" draw:transform="rotate (-3.14159265358979) translate (12.127cm 2.614cm)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1.476cm" svg:height="2.062cm" draw:transform="rotate (-3.14159265358979) translate (5.308cm 2.614cm)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1.476cm" svg:height="2.063cm" draw:transform="rotate (-1.5707963267949) translate (2.515cm 7.251cm)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1.477cm" svg:height="2.062cm" draw:transform="rotate (-1.5707963267949) translate (2.519cm 14.178cm)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1.476cm" svg:height="2.063cm" svg:x="8.959cm" svg:y="15.16cm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1.477cm" svg:height="2.064cm" draw:transform="rotate (1.5707963267949) translate (15.109cm 15.788cm)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1.476cm" svg:height="2.065cm" draw:transform="rotate (1.5707963267949) translate (15.137cm 7.061cm)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1.476cm" svg:height="2.062cm" draw:transform="rotate (-3.14159265358979) translate (10.419cm 6.019cm)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1.476cm" svg:height="2.063cm" draw:transform="rotate (-1.5707963267949) translate (5.942cm 9.038cm)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2.057cm" svg:height="2.909cm" svg:x="13.908cm" svg:y="17.463cm">
          <draw:image xlink:href="Pictures/1000020100000253000003491C820E04.png" xlink:type="simple" xlink:show="embed" xlink:actuate="onLoad"/>
          <draw:image xlink:href="Pictures/1000343B0000522400007420652C4EE8.svg" xlink:type="simple" xlink:show="embed" xlink:actuate="onLoad">
            <text:p/>
          </draw:image>
        </draw:frame>
        <draw:frame draw:style-name="gr1" draw:text-style-name="P1" draw:layer="layout" svg:width="2.057cm" svg:height="2.909cm" draw:transform="rotate (1.5707963267949) translate (17.376cm 14.241cm)">
          <draw:image xlink:href="Pictures/1000020100000253000003491C820E04.png" xlink:type="simple" xlink:show="embed" xlink:actuate="onLoad"/>
          <draw:image xlink:href="Pictures/1000343B0000522400007420652C4EE8.svg" xlink:type="simple" xlink:show="embed" xlink:actuate="onLoad">
            <text:p/>
          </draw:image>
        </draw:frame>
        <draw:g>
          <draw:frame draw:style-name="gr1" draw:text-style-name="P1" draw:layer="layout" svg:width="1.415cm" svg:height="1.415cm" svg:x="5.789cm" svg:y="1.812cm">
            <draw:image xlink:href="Pictures/10000201000002C3000002C328264863.png" xlink:type="simple" xlink:show="embed" xlink:actuate="onLoad"/>
            <draw:image xlink:href="Pictures/1001BA490000584E0000584EB4BB072C.svg" xlink:type="simple" xlink:show="embed" xlink:actuate="onLoad">
              <text:p/>
            </draw:image>
          </draw:frame>
          <draw:frame draw:style-name="gr1" draw:text-style-name="P1" draw:layer="layout" svg:width="1.415cm" svg:height="1.415cm" draw:transform="rotate (-3.14159265358979) translate (6.756cm 2.858cm)">
            <draw:image xlink:href="Pictures/10000201000002C3000002C328264863.png" xlink:type="simple" xlink:show="embed" xlink:actuate="onLoad"/>
            <draw:image xlink:href="Pictures/1001BA490000584E0000584EB4BB072C.svg" xlink:type="simple" xlink:show="embed" xlink:actuate="onLoad">
              <text:p/>
            </draw:image>
          </draw:frame>
        </draw:g>
        <draw:g>
          <draw:frame draw:style-name="gr1" draw:text-style-name="P1" draw:layer="layout" svg:width="1.415cm" svg:height="1.415cm" svg:x="10.922cm" svg:y="5.252cm">
            <draw:image xlink:href="Pictures/10000201000002C3000002C328264863.png" xlink:type="simple" xlink:show="embed" xlink:actuate="onLoad"/>
            <draw:image xlink:href="Pictures/1001BA490000584E0000584EB4BB072C.svg" xlink:type="simple" xlink:show="embed" xlink:actuate="onLoad">
              <text:p/>
            </draw:image>
          </draw:frame>
          <draw:frame draw:style-name="gr1" draw:text-style-name="P1" draw:layer="layout" svg:width="1.415cm" svg:height="1.415cm" draw:transform="rotate (-3.14159265358979) translate (11.889cm 6.298cm)">
            <draw:image xlink:href="Pictures/10000201000002C3000002C328264863.png" xlink:type="simple" xlink:show="embed" xlink:actuate="onLoad"/>
            <draw:image xlink:href="Pictures/1001BA490000584E0000584EB4BB072C.svg" xlink:type="simple" xlink:show="embed" xlink:actuate="onLoad">
              <text:p/>
            </draw:image>
          </draw:frame>
        </draw:g>
        <draw:frame draw:style-name="gr1" draw:text-style-name="P1" draw:layer="layout" svg:width="1.774cm" svg:height="1.36cm" draw:transform="rotate (-1.5707963267949) translate (2.825cm 5.476cm)">
          <draw:image xlink:href="Pictures/1000020100000096000000733EB8ECFD.png" xlink:type="simple" xlink:show="embed" xlink:actuate="onLoad">
            <text:p/>
          </draw:image>
        </draw:frame>
        <draw:frame draw:style-name="gr1" draw:text-style-name="P1" draw:layer="layout" svg:width="1.931cm" svg:height="2.713cm" svg:x="10.398cm" svg:y="13.956cm">
          <draw:image xlink:href="Pictures/1000020100000253000003498DFA955A.png" xlink:type="simple" xlink:show="embed" xlink:actuate="onLoad"/>
          <draw:image xlink:href="Pictures/10007F9D000052240000742005050334.svg" xlink:type="simple" xlink:show="embed" xlink:actuate="onLoad">
            <text:p/>
          </draw:image>
        </draw:frame>
        <draw:frame draw:style-name="gr1" draw:text-style-name="P1" draw:layer="layout" svg:width="0.809cm" svg:height="1.653cm" svg:x="9.881cm" svg:y="8.968cm">
          <draw:image xlink:href="Pictures/1000020100000073000000EB7E36282D.png" xlink:type="simple" xlink:show="embed" xlink:actuate="onLoad">
            <text:p/>
          </draw:image>
        </draw:frame>
        <draw:custom-shape draw:style-name="gr55" draw:text-style-name="P1" draw:layer="layout" svg:width="5.903cm" svg:height="4.883cm" svg:x="21.748cm" svg:y="0.574cm">
          <text:p/>
          <draw:enhanced-geometry svg:viewBox="0 0 21600 21600" draw:path-stretchpoint-x="10800" draw:path-stretchpoint-y="10800" draw:text-areas="?f3 ?f4 ?f5 ?f6" draw:type="round-rectangle" draw:modifiers="1573.001776198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6" draw:text-style-name="P1" draw:layer="layout" svg:width="1.411cm" svg:height="1.411cm" svg:x="22.715cm" svg:y="0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7" draw:text-style-name="P2" draw:layer="layout" svg:width="5.847cm" svg:height="1.134cm" svg:x="21.952cm" svg:y="1.051cm">
            <draw:text-box>
              <text:p text:style-name="P1"><text:span text:style-name="T1">Jugador 1</text:span></text:p>
            </draw:text-box>
          </draw:frame>
        </draw:g>
        <draw:custom-shape draw:style-name="gr55" draw:text-style-name="P1" draw:layer="layout" svg:width="5.903cm" svg:height="4.883cm" svg:x="21.749cm" svg:y="6.197cm">
          <text:p/>
          <draw:enhanced-geometry svg:viewBox="0 0 21600 21600" draw:path-stretchpoint-x="10800" draw:path-stretchpoint-y="10800" draw:text-areas="?f3 ?f4 ?f5 ?f6" draw:type="round-rectangle" draw:modifiers="1573.001776198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8" draw:text-style-name="P1" draw:layer="layout" svg:width="1.411cm" svg:height="1.411cm" svg:x="22.701cm" svg:y="6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7" draw:text-style-name="P2" draw:layer="layout" svg:width="5.874cm" svg:height="1.134cm" svg:x="21.952cm" svg:y="6.664cm">
            <draw:text-box>
              <text:p text:style-name="P1"><text:span text:style-name="T1">Jugador 2</text:span></text:p>
            </draw:text-box>
          </draw:frame>
        </draw:g>
        <draw:custom-shape draw:style-name="gr55" draw:text-style-name="P1" draw:layer="layout" svg:width="5.903cm" svg:height="8.706cm" svg:x="21.749cm" svg:y="11.827cm">
          <text:p/>
          <draw:enhanced-geometry svg:viewBox="0 0 21600 21600" draw:path-stretchpoint-x="10800" draw:path-stretchpoint-y="10800" draw:text-areas="?f3 ?f4 ?f5 ?f6" draw:type="round-rectangle" draw:modifiers="1573.001776198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Kristen ITC" svg:font-family="'Kristen ITC'" style:font-family-generic="script" style:font-pitch="variable"/>
    <style:font-face style:name="Times New Roman1" svg:font-family="'Times New Roman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s" fo:country="AR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.222cm" fo:page-height="21.167cm" style:print-orientation="portrait"/>
    </style:page-layout>
    <style:style style:name="Mdp1" style:family="drawing-page">
      <style:drawing-page-properties draw:background-size="border" draw:fill="solid" draw:fill-color="#80808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4T01:20:28.831000000</meta:creation-date>
    <dc:date>2014-01-25T18:43:57.063000000</dc:date>
    <meta:editing-duration>PT4H58M6S</meta:editing-duration>
    <meta:editing-cycles>35</meta:editing-cycles>
    <meta:generator>LibreOffice/4.1.0.4$Windows_x86 LibreOffice_project/89ea49ddacd9aa532507cbf852f2bb22b1ace28</meta:generator>
    <meta:document-statistic meta:object-count="250"/>
  </office:meta>
</office:document-meta>
</file>